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9f92f7"/>
    </style:style>
    <style:style style:name="P2" style:family="paragraph" style:parent-style-name="Text_20_body">
      <style:paragraph-properties>
        <style:tab-stops>
          <style:tab-stop style:position="1.852cm"/>
        </style:tab-stops>
      </style:paragraph-properties>
      <style:text-properties officeooo:paragraph-rsid="00a3563d"/>
    </style:style>
    <style:style style:name="P3" style:family="paragraph" style:parent-style-name="Text_20_body">
      <style:text-properties officeooo:paragraph-rsid="00a310b9"/>
    </style:style>
    <style:style style:name="P4" style:family="paragraph" style:parent-style-name="Text_20_body">
      <style:text-properties officeooo:paragraph-rsid="00a3563d"/>
    </style:style>
    <style:style style:name="P5" style:family="paragraph" style:parent-style-name="Text_20_body">
      <style:text-properties fo:font-style="normal" style:text-underline-style="none" officeooo:paragraph-rsid="00a3563d" style:font-style-asian="normal" style:font-style-complex="normal"/>
    </style:style>
    <style:style style:name="P6" style:family="paragraph" style:parent-style-name="Text_20_body">
      <style:text-properties fo:font-style="normal" style:text-underline-style="none" officeooo:rsid="00a3563d" officeooo:paragraph-rsid="00a3563d" style:font-style-asian="normal" style:font-style-complex="normal"/>
    </style:style>
    <style:style style:name="P7" style:family="paragraph" style:parent-style-name="Text_20_body">
      <style:text-properties officeooo:rsid="009cc145" officeooo:paragraph-rsid="009cc145"/>
    </style:style>
    <style:style style:name="P8" style:family="paragraph" style:parent-style-name="Text_20_body">
      <style:text-properties officeooo:rsid="009dc34b" officeooo:paragraph-rsid="009db144"/>
    </style:style>
    <style:style style:name="P9" style:family="paragraph" style:parent-style-name="Text_20_body">
      <style:text-properties officeooo:rsid="009dc34b" officeooo:paragraph-rsid="009dc34b"/>
    </style:style>
    <style:style style:name="P10" style:family="paragraph" style:parent-style-name="Text_20_body">
      <style:text-properties officeooo:rsid="009e47d5" officeooo:paragraph-rsid="009e47d5"/>
    </style:style>
    <style:style style:name="P11" style:family="paragraph" style:parent-style-name="Text_20_body">
      <style:text-properties officeooo:rsid="009f92f7" officeooo:paragraph-rsid="009e47d5"/>
    </style:style>
    <style:style style:name="P12" style:family="paragraph" style:parent-style-name="Text_20_body">
      <style:text-properties officeooo:rsid="00a1188f" officeooo:paragraph-rsid="00a1188f"/>
    </style:style>
    <style:style style:name="P13" style:family="paragraph" style:parent-style-name="Text_20_body">
      <style:text-properties officeooo:rsid="00a3563d" officeooo:paragraph-rsid="00a3563d"/>
    </style:style>
    <style:style style:name="P14" style:family="paragraph" style:parent-style-name="Text_20_body">
      <style:paragraph-properties>
        <style:tab-stops>
          <style:tab-stop style:position="1.852cm"/>
        </style:tab-stops>
      </style:paragraph-properties>
      <style:text-properties officeooo:rsid="00a3563d" officeooo:paragraph-rsid="00a3563d"/>
    </style:style>
    <style:style style:name="P15" style:family="paragraph" style:parent-style-name="Text_20_body">
      <style:text-properties officeooo:rsid="00a3ca51" officeooo:paragraph-rsid="00a3ca51"/>
    </style:style>
    <style:style style:name="P16" style:family="paragraph" style:parent-style-name="Text_20_body">
      <style:text-properties officeooo:paragraph-rsid="00c3b318"/>
    </style:style>
    <style:style style:name="P17" style:family="paragraph" style:parent-style-name="Text_20_body">
      <style:text-properties officeooo:paragraph-rsid="00cb5ed8"/>
    </style:style>
    <style:style style:name="P18" style:family="paragraph" style:parent-style-name="Text_20_body">
      <style:text-properties officeooo:paragraph-rsid="00cc5919"/>
    </style:style>
    <style:style style:name="P19" style:family="paragraph" style:parent-style-name="Text_20_body">
      <style:text-properties officeooo:rsid="00c3b318" officeooo:paragraph-rsid="00b7a59b"/>
    </style:style>
    <style:style style:name="P20" style:family="paragraph" style:parent-style-name="Text_20_body">
      <style:text-properties officeooo:rsid="00c3b318" officeooo:paragraph-rsid="00c3b318"/>
    </style:style>
    <style:style style:name="P21" style:family="paragraph" style:parent-style-name="Text_20_body">
      <style:text-properties officeooo:rsid="00c6022a" officeooo:paragraph-rsid="00c6022a"/>
    </style:style>
    <style:style style:name="P22" style:family="paragraph" style:parent-style-name="Text_20_body">
      <style:text-properties officeooo:rsid="00c64783" officeooo:paragraph-rsid="00c64783"/>
    </style:style>
    <style:style style:name="P23" style:family="paragraph" style:parent-style-name="Text_20_body">
      <style:text-properties officeooo:rsid="00c7c5dd" officeooo:paragraph-rsid="00c7c5dd"/>
    </style:style>
    <style:style style:name="P24" style:family="paragraph" style:parent-style-name="Text_20_body">
      <style:text-properties officeooo:rsid="00cb5ed8" officeooo:paragraph-rsid="00cb5ed8"/>
    </style:style>
    <style:style style:name="P25" style:family="paragraph" style:parent-style-name="Text_20_body">
      <style:text-properties officeooo:rsid="00cc5919" officeooo:paragraph-rsid="00cc5919"/>
    </style:style>
    <style:style style:name="P26" style:family="paragraph" style:parent-style-name="Text_20_body">
      <style:text-properties officeooo:rsid="00cc5919" officeooo:paragraph-rsid="00cddbb6"/>
    </style:style>
    <style:style style:name="P27" style:family="paragraph" style:parent-style-name="Text_20_body">
      <style:text-properties officeooo:paragraph-rsid="00dc0f1f"/>
    </style:style>
    <style:style style:name="P28" style:family="paragraph" style:parent-style-name="Text_20_body">
      <style:text-properties officeooo:rsid="00cd2e34" officeooo:paragraph-rsid="00cd2e34"/>
    </style:style>
    <style:style style:name="P29" style:family="paragraph" style:parent-style-name="Text_20_body">
      <style:text-properties officeooo:rsid="00cddbb6" officeooo:paragraph-rsid="00cddbb6"/>
    </style:style>
    <style:style style:name="P30" style:family="paragraph" style:parent-style-name="Text_20_body">
      <style:text-properties officeooo:rsid="00d1086a" officeooo:paragraph-rsid="00d1086a"/>
    </style:style>
    <style:style style:name="P31" style:family="paragraph" style:parent-style-name="Text_20_body">
      <style:text-properties fo:font-weight="bold" officeooo:rsid="00d1086a" officeooo:paragraph-rsid="00d1086a" style:font-weight-asian="bold" style:font-weight-complex="bold"/>
    </style:style>
    <style:style style:name="P32" style:family="paragraph" style:parent-style-name="Text_20_body">
      <style:text-properties fo:font-weight="bold" officeooo:rsid="00d1f514" officeooo:paragraph-rsid="00d1f514" style:font-weight-asian="bold" style:font-weight-complex="bold"/>
    </style:style>
    <style:style style:name="P33" style:family="paragraph" style:parent-style-name="Text_20_body">
      <style:text-properties fo:font-weight="bold" officeooo:paragraph-rsid="00f900e5" style:font-weight-asian="bold" style:font-weight-complex="bold"/>
    </style:style>
    <style:style style:name="P34" style:family="paragraph" style:parent-style-name="Text_20_body">
      <style:text-properties fo:font-weight="bold" officeooo:paragraph-rsid="00faa89e" style:font-weight-asian="bold" style:font-weight-complex="bold"/>
    </style:style>
    <style:style style:name="P35" style:family="paragraph" style:parent-style-name="Text_20_body">
      <style:text-properties fo:font-weight="bold" officeooo:rsid="00de7da9" officeooo:paragraph-rsid="00e9c025" style:font-weight-asian="bold" style:font-weight-complex="bold"/>
    </style:style>
    <style:style style:name="P36" style:family="paragraph" style:parent-style-name="Text_20_body">
      <style:text-properties officeooo:rsid="00d1f514" officeooo:paragraph-rsid="00d1f514"/>
    </style:style>
    <style:style style:name="P37" style:family="paragraph" style:parent-style-name="Text_20_body">
      <style:text-properties officeooo:rsid="00d4b3aa"/>
    </style:style>
    <style:style style:name="P38" style:family="paragraph" style:parent-style-name="Text_20_body">
      <style:text-properties officeooo:rsid="00d4b3aa" officeooo:paragraph-rsid="00d4b3aa"/>
    </style:style>
    <style:style style:name="P39" style:family="paragraph" style:parent-style-name="Text_20_body">
      <style:text-properties officeooo:rsid="00d4b3aa" officeooo:paragraph-rsid="00d4e765"/>
    </style:style>
    <style:style style:name="P40" style:family="paragraph" style:parent-style-name="Text_20_body">
      <style:text-properties officeooo:rsid="00d4e765" officeooo:paragraph-rsid="00d4e765"/>
    </style:style>
    <style:style style:name="P41" style:family="paragraph" style:parent-style-name="Text_20_body">
      <style:text-properties officeooo:rsid="00d9d31b" officeooo:paragraph-rsid="00d9d31b"/>
    </style:style>
    <style:style style:name="P42" style:family="paragraph" style:parent-style-name="Text_20_body">
      <style:text-properties officeooo:rsid="00da91c9" officeooo:paragraph-rsid="00da91c9"/>
    </style:style>
    <style:style style:name="P43" style:family="paragraph" style:parent-style-name="Text_20_body">
      <style:text-properties officeooo:rsid="00dc0f1f"/>
    </style:style>
    <style:style style:name="P44" style:family="paragraph" style:parent-style-name="Text_20_body">
      <style:text-properties officeooo:rsid="00dc0f1f" officeooo:paragraph-rsid="00da91c9"/>
    </style:style>
    <style:style style:name="P45" style:family="paragraph" style:parent-style-name="Text_20_body">
      <style:text-properties officeooo:rsid="00dc0f1f" officeooo:paragraph-rsid="00dc0f1f"/>
    </style:style>
    <style:style style:name="P46" style:family="paragraph" style:parent-style-name="Text_20_body">
      <style:text-properties officeooo:rsid="00dc4592" officeooo:paragraph-rsid="00dc0f1f"/>
    </style:style>
    <style:style style:name="P47" style:family="paragraph" style:parent-style-name="Text_20_body">
      <style:text-properties officeooo:rsid="00dc4592" officeooo:paragraph-rsid="00dc4592"/>
    </style:style>
    <style:style style:name="P48" style:family="paragraph" style:parent-style-name="Text_20_body">
      <style:text-properties officeooo:rsid="00dcb324" officeooo:paragraph-rsid="00dcb324"/>
    </style:style>
    <style:style style:name="P49" style:family="paragraph" style:parent-style-name="Text_20_body">
      <style:text-properties officeooo:rsid="00dd1a77" officeooo:paragraph-rsid="00dd1a77"/>
    </style:style>
    <style:style style:name="P50" style:family="paragraph" style:parent-style-name="Text_20_body">
      <style:text-properties officeooo:rsid="00dd1a77" officeooo:paragraph-rsid="00e9c025"/>
    </style:style>
    <style:style style:name="P51" style:family="paragraph" style:parent-style-name="Text_20_body">
      <style:text-properties officeooo:paragraph-rsid="00f01829"/>
    </style:style>
    <style:style style:name="P52" style:family="paragraph" style:parent-style-name="Text_20_body">
      <style:text-properties officeooo:paragraph-rsid="00f3d6be"/>
    </style:style>
    <style:style style:name="P53" style:family="paragraph" style:parent-style-name="Text_20_body">
      <style:text-properties officeooo:paragraph-rsid="00f5b124"/>
    </style:style>
    <style:style style:name="P54" style:family="paragraph" style:parent-style-name="Text_20_body">
      <style:text-properties officeooo:paragraph-rsid="00f66354"/>
    </style:style>
    <style:style style:name="P55" style:family="paragraph" style:parent-style-name="Text_20_body">
      <style:text-properties officeooo:paragraph-rsid="00f66e8e"/>
    </style:style>
    <style:style style:name="P56" style:family="paragraph" style:parent-style-name="Text_20_body">
      <style:text-properties officeooo:rsid="00de7da9" officeooo:paragraph-rsid="00de7da9"/>
    </style:style>
    <style:style style:name="P57" style:family="paragraph" style:parent-style-name="Text_20_body">
      <style:text-properties fo:font-weight="normal" officeooo:rsid="00e9c025" officeooo:paragraph-rsid="00e9c025" style:font-weight-asian="normal" style:font-weight-complex="normal"/>
    </style:style>
    <style:style style:name="P58" style:family="paragraph" style:parent-style-name="Text_20_body">
      <style:text-properties fo:font-weight="normal" officeooo:rsid="00f900e5" officeooo:paragraph-rsid="00f900e5" style:font-weight-asian="normal" style:font-weight-complex="normal"/>
    </style:style>
    <style:style style:name="P59" style:family="paragraph" style:parent-style-name="Text_20_body">
      <style:text-properties fo:font-weight="normal" officeooo:rsid="00faa89e" officeooo:paragraph-rsid="00faa89e" style:font-weight-asian="normal" style:font-weight-complex="normal"/>
    </style:style>
    <style:style style:name="P60" style:family="paragraph" style:parent-style-name="Text_20_body">
      <style:text-properties fo:font-weight="normal" officeooo:rsid="00fc2c8f" officeooo:paragraph-rsid="00fc2c8f" style:font-weight-asian="normal" style:font-weight-complex="normal"/>
    </style:style>
    <style:style style:name="P61" style:family="paragraph" style:parent-style-name="Text_20_body">
      <style:text-properties fo:font-weight="normal" officeooo:rsid="00fc2c8f" officeooo:paragraph-rsid="01011a3a" style:font-weight-asian="normal" style:font-weight-complex="normal"/>
    </style:style>
    <style:style style:name="P62" style:family="paragraph" style:parent-style-name="Text_20_body">
      <style:text-properties fo:font-weight="normal" officeooo:rsid="00fc2c8f" officeooo:paragraph-rsid="0102ac60" style:font-weight-asian="normal" style:font-weight-complex="normal"/>
    </style:style>
    <style:style style:name="P63" style:family="paragraph" style:parent-style-name="Text_20_body">
      <style:text-properties fo:font-weight="normal" officeooo:rsid="00fc2c8f" officeooo:paragraph-rsid="010616aa" style:font-weight-asian="normal" style:font-weight-complex="normal"/>
    </style:style>
    <style:style style:name="P64" style:family="paragraph" style:parent-style-name="Text_20_body">
      <style:text-properties fo:color="#000000" officeooo:rsid="00ede4f1" officeooo:paragraph-rsid="00ec86cd"/>
    </style:style>
    <style:style style:name="P65" style:family="paragraph" style:parent-style-name="Text_20_body">
      <style:text-properties fo:color="#000000" officeooo:rsid="00f01829" officeooo:paragraph-rsid="00f01829"/>
    </style:style>
    <style:style style:name="P66" style:family="paragraph" style:parent-style-name="Text_20_body">
      <style:text-properties fo:color="#000000" officeooo:rsid="00f0e858" officeooo:paragraph-rsid="00f01829"/>
    </style:style>
    <style:style style:name="P67" style:family="paragraph" style:parent-style-name="Text_20_body">
      <style:text-properties fo:color="#000000" officeooo:rsid="00f0f092" officeooo:paragraph-rsid="00f0f092"/>
    </style:style>
    <style:style style:name="P68" style:family="paragraph" style:parent-style-name="Text_20_body">
      <style:text-properties officeooo:rsid="00f0f092" officeooo:paragraph-rsid="00f0f092"/>
    </style:style>
    <style:style style:name="P69" style:family="paragraph" style:parent-style-name="Text_20_body">
      <style:text-properties officeooo:rsid="00f20b5b" officeooo:paragraph-rsid="00f20b5b"/>
    </style:style>
    <style:style style:name="P70" style:family="paragraph" style:parent-style-name="Text_20_body">
      <style:text-properties officeooo:rsid="00f5b124" officeooo:paragraph-rsid="00f5b124"/>
    </style:style>
    <style:style style:name="P71" style:family="paragraph" style:parent-style-name="Text_20_body">
      <style:text-properties officeooo:rsid="00f66354" officeooo:paragraph-rsid="00f66354"/>
    </style:style>
    <style:style style:name="P72" style:family="paragraph" style:parent-style-name="Text_20_body">
      <style:text-properties officeooo:rsid="00f7d9a4" officeooo:paragraph-rsid="00f7d9a4"/>
    </style:style>
    <style:style style:name="P73" style:family="paragraph" style:parent-style-name="Text_20_body">
      <style:text-properties officeooo:paragraph-rsid="01092fdb"/>
    </style:style>
    <style:style style:name="P74" style:family="paragraph" style:parent-style-name="Text_20_body">
      <style:text-properties officeooo:paragraph-rsid="0121eca3"/>
    </style:style>
    <style:style style:name="P75" style:family="paragraph" style:parent-style-name="Text_20_body">
      <style:text-properties officeooo:paragraph-rsid="0122bc05"/>
    </style:style>
    <style:style style:name="P76" style:family="paragraph" style:parent-style-name="Text_20_body">
      <style:text-properties officeooo:paragraph-rsid="0136cba0"/>
    </style:style>
    <style:style style:name="P77" style:family="paragraph" style:parent-style-name="Text_20_body">
      <style:text-properties officeooo:paragraph-rsid="013884dd"/>
    </style:style>
    <style:style style:name="P78" style:family="paragraph" style:parent-style-name="Text_20_body">
      <style:text-properties officeooo:paragraph-rsid="0139298d"/>
    </style:style>
    <style:style style:name="P79" style:family="paragraph" style:parent-style-name="Text_20_body">
      <style:text-properties officeooo:paragraph-rsid="013a6084"/>
    </style:style>
    <style:style style:name="P80" style:family="paragraph" style:parent-style-name="Text_20_body">
      <style:text-properties officeooo:paragraph-rsid="013f90a9"/>
    </style:style>
    <style:style style:name="P81" style:family="paragraph" style:parent-style-name="Text_20_body">
      <style:text-properties officeooo:paragraph-rsid="0143acbd"/>
    </style:style>
    <style:style style:name="P82" style:family="paragraph" style:parent-style-name="Text_20_body">
      <style:text-properties officeooo:paragraph-rsid="0144bbdd"/>
    </style:style>
    <style:style style:name="P83" style:family="paragraph" style:parent-style-name="Text_20_body">
      <style:text-properties officeooo:paragraph-rsid="0148ac72"/>
    </style:style>
    <style:style style:name="P84" style:family="paragraph" style:parent-style-name="Heading_20_1">
      <style:text-properties officeooo:rsid="009e47d5"/>
    </style:style>
    <style:style style:name="P85" style:family="paragraph" style:parent-style-name="Heading_20_1">
      <style:text-properties officeooo:rsid="00cc5919" officeooo:paragraph-rsid="00cc5919"/>
    </style:style>
    <style:style style:name="P86" style:family="paragraph" style:parent-style-name="Heading_20_1">
      <style:text-properties officeooo:rsid="00d9d31b"/>
    </style:style>
    <style:style style:name="P87" style:family="paragraph" style:parent-style-name="Heading_20_1">
      <style:text-properties officeooo:rsid="00dc0f1f"/>
    </style:style>
    <style:style style:name="P88" style:family="paragraph" style:parent-style-name="Heading_20_1">
      <style:text-properties officeooo:rsid="00dd1a77"/>
    </style:style>
    <style:style style:name="P89" style:family="paragraph" style:parent-style-name="Heading_20_1">
      <style:text-properties officeooo:rsid="00f5b124" officeooo:paragraph-rsid="00f5b124"/>
    </style:style>
    <style:style style:name="P90" style:family="paragraph" style:parent-style-name="Standard">
      <style:text-properties officeooo:rsid="00dd1a77" officeooo:paragraph-rsid="00e9c025"/>
    </style:style>
    <style:style style:name="P91" style:family="paragraph" style:parent-style-name="Text_20_body" style:list-style-name="L1">
      <style:text-properties officeooo:rsid="009cc505" officeooo:paragraph-rsid="009cc505"/>
    </style:style>
    <style:style style:name="P92" style:family="paragraph" style:parent-style-name="Text_20_body" style:list-style-name="L1">
      <style:text-properties officeooo:rsid="009db144" officeooo:paragraph-rsid="009db144"/>
    </style:style>
    <style:style style:name="P93" style:family="paragraph" style:parent-style-name="Text_20_body" style:list-style-name="L2">
      <style:text-properties officeooo:rsid="009dc34b" officeooo:paragraph-rsid="009dc34b"/>
    </style:style>
    <style:style style:name="P94" style:family="paragraph" style:parent-style-name="Text_20_body" style:list-style-name="L3">
      <style:paragraph-properties>
        <style:tab-stops>
          <style:tab-stop style:position="1.852cm"/>
        </style:tab-stops>
      </style:paragraph-properties>
      <style:text-properties officeooo:rsid="00a1188f" officeooo:paragraph-rsid="00a1188f"/>
    </style:style>
    <style:style style:name="P95" style:family="paragraph" style:parent-style-name="Text_20_body" style:list-style-name="L3">
      <style:paragraph-properties>
        <style:tab-stops>
          <style:tab-stop style:position="1.852cm"/>
        </style:tab-stops>
      </style:paragraph-properties>
      <style:text-properties officeooo:rsid="00a1f16b" officeooo:paragraph-rsid="00a1f16b"/>
    </style:style>
    <style:style style:name="P96" style:family="paragraph" style:parent-style-name="Text_20_body" style:list-style-name="L3">
      <style:paragraph-properties>
        <style:tab-stops>
          <style:tab-stop style:position="1.852cm"/>
        </style:tab-stops>
      </style:paragraph-properties>
      <style:text-properties officeooo:rsid="00a2fcee" officeooo:paragraph-rsid="00a2fcee"/>
    </style:style>
    <style:style style:name="P97" style:family="paragraph" style:parent-style-name="Text_20_body" style:list-style-name="L3">
      <style:paragraph-properties>
        <style:tab-stops>
          <style:tab-stop style:position="1.852cm"/>
        </style:tab-stops>
      </style:paragraph-properties>
      <style:text-properties officeooo:rsid="00a310b9" officeooo:paragraph-rsid="00a310b9"/>
    </style:style>
    <style:style style:name="P98" style:family="paragraph" style:parent-style-name="Text_20_body" style:list-style-name="L4">
      <style:text-properties fo:font-style="normal" style:text-underline-style="none" officeooo:rsid="00a3563d" officeooo:paragraph-rsid="00a3563d" style:font-style-asian="normal" style:font-style-complex="normal"/>
    </style:style>
    <style:style style:name="P99" style:family="paragraph" style:parent-style-name="Text_20_body" style:list-style-name="L4">
      <style:text-properties fo:font-style="normal" style:text-underline-style="none" officeooo:paragraph-rsid="00a3563d" style:font-style-asian="normal" style:font-style-complex="normal"/>
    </style:style>
    <style:style style:name="P100" style:family="paragraph" style:parent-style-name="Text_20_body" style:list-style-name="L5">
      <style:paragraph-properties>
        <style:tab-stops>
          <style:tab-stop style:position="1.852cm"/>
        </style:tab-stops>
      </style:paragraph-properties>
      <style:text-properties officeooo:rsid="00a3563d" officeooo:paragraph-rsid="00a3563d"/>
    </style:style>
    <style:style style:name="P101" style:family="paragraph" style:parent-style-name="Text_20_body" style:list-style-name="L6">
      <style:paragraph-properties>
        <style:tab-stops>
          <style:tab-stop style:position="1.852cm"/>
        </style:tab-stops>
      </style:paragraph-properties>
      <style:text-properties officeooo:rsid="00a3563d" officeooo:paragraph-rsid="00a3563d"/>
    </style:style>
    <style:style style:name="P102" style:family="paragraph" style:parent-style-name="Text_20_body" style:list-style-name="L7">
      <style:text-properties officeooo:paragraph-rsid="00a3ca51"/>
    </style:style>
    <style:style style:name="P103" style:family="paragraph" style:parent-style-name="Text_20_body" style:list-style-name="L7">
      <style:text-properties officeooo:paragraph-rsid="00a4efd5"/>
    </style:style>
    <style:style style:name="P104" style:family="paragraph" style:parent-style-name="Text_20_body" style:list-style-name="L7">
      <style:text-properties officeooo:paragraph-rsid="00a65e3f"/>
    </style:style>
    <style:style style:name="P105" style:family="paragraph" style:parent-style-name="Text_20_body" style:list-style-name="L7">
      <style:text-properties officeooo:rsid="00a3ca51" officeooo:paragraph-rsid="00a3ca51"/>
    </style:style>
    <style:style style:name="P106" style:family="paragraph" style:parent-style-name="Text_20_body" style:list-style-name="L7">
      <style:text-properties officeooo:rsid="00a4efd5" officeooo:paragraph-rsid="00a4efd5"/>
    </style:style>
    <style:style style:name="P107" style:family="paragraph" style:parent-style-name="Text_20_body" style:list-style-name="L7">
      <style:text-properties officeooo:rsid="00a65e3f" officeooo:paragraph-rsid="00a65e3f"/>
    </style:style>
    <style:style style:name="P108" style:family="paragraph" style:parent-style-name="Text_20_body" style:list-style-name="L7">
      <style:text-properties officeooo:rsid="00a65e3f" officeooo:paragraph-rsid="00b53e78"/>
    </style:style>
    <style:style style:name="P109" style:family="paragraph" style:parent-style-name="Text_20_body" style:list-style-name="L7">
      <style:text-properties officeooo:rsid="00a65e3f" officeooo:paragraph-rsid="00b7a59b"/>
    </style:style>
    <style:style style:name="P110" style:family="paragraph" style:parent-style-name="Text_20_body" style:list-style-name="L7">
      <style:text-properties officeooo:rsid="00b53e78" officeooo:paragraph-rsid="00b53e78"/>
    </style:style>
    <style:style style:name="P111" style:family="paragraph" style:parent-style-name="Text_20_body" style:list-style-name="L7">
      <style:text-properties officeooo:rsid="00b56485" officeooo:paragraph-rsid="00b56485"/>
    </style:style>
    <style:style style:name="P112" style:family="paragraph" style:parent-style-name="Text_20_body" style:list-style-name="L7">
      <style:text-properties officeooo:rsid="00b7a59b" officeooo:paragraph-rsid="00b7a59b"/>
    </style:style>
    <style:style style:name="P113" style:family="paragraph" style:parent-style-name="Text_20_body" style:list-style-name="L8">
      <style:text-properties officeooo:paragraph-rsid="00c7f38d"/>
    </style:style>
    <style:style style:name="P114" style:family="paragraph" style:parent-style-name="Text_20_body" style:list-style-name="L8">
      <style:text-properties officeooo:paragraph-rsid="00c8a209"/>
    </style:style>
    <style:style style:name="P115" style:family="paragraph" style:parent-style-name="Text_20_body" style:list-style-name="L8">
      <style:text-properties officeooo:paragraph-rsid="00cb5ed8"/>
    </style:style>
    <style:style style:name="P116" style:family="paragraph" style:parent-style-name="Text_20_body" style:list-style-name="L8">
      <style:text-properties officeooo:rsid="00c7c5dd" officeooo:paragraph-rsid="00c7c5dd"/>
    </style:style>
    <style:style style:name="P117" style:family="paragraph" style:parent-style-name="Text_20_body" style:list-style-name="L8">
      <style:text-properties officeooo:rsid="00c7f38d" officeooo:paragraph-rsid="00c7f38d"/>
    </style:style>
    <style:style style:name="P118" style:family="paragraph" style:parent-style-name="Text_20_body" style:list-style-name="L8">
      <style:text-properties officeooo:rsid="00ca4e5e" officeooo:paragraph-rsid="00ca4e5e"/>
    </style:style>
    <style:style style:name="P119" style:family="paragraph" style:parent-style-name="Text_20_body" style:list-style-name="L8">
      <style:text-properties officeooo:rsid="00cb5ed8" officeooo:paragraph-rsid="00cb5ed8"/>
    </style:style>
    <style:style style:name="P120" style:family="paragraph" style:parent-style-name="Text_20_body" style:list-style-name="L9">
      <style:text-properties officeooo:rsid="00cc5919" officeooo:paragraph-rsid="00cc5919"/>
    </style:style>
    <style:style style:name="P121" style:family="paragraph" style:parent-style-name="Text_20_body" style:list-style-name="L11">
      <style:text-properties officeooo:rsid="00cc5919" officeooo:paragraph-rsid="00d1086a"/>
    </style:style>
    <style:style style:name="P122" style:family="paragraph" style:parent-style-name="Text_20_body" style:list-style-name="L12">
      <style:text-properties officeooo:rsid="00cc5919" officeooo:paragraph-rsid="00d1f514"/>
    </style:style>
    <style:style style:name="P123" style:family="paragraph" style:parent-style-name="Text_20_body" style:list-style-name="L10">
      <style:text-properties officeooo:rsid="00cddbb6" officeooo:paragraph-rsid="00cddbb6"/>
    </style:style>
    <style:style style:name="P124" style:family="paragraph" style:parent-style-name="Text_20_body" style:list-style-name="L11">
      <style:text-properties officeooo:rsid="00d1086a" officeooo:paragraph-rsid="00d1086a"/>
    </style:style>
    <style:style style:name="P125" style:family="paragraph" style:parent-style-name="Text_20_body" style:list-style-name="L12">
      <style:text-properties officeooo:rsid="00d1f514" officeooo:paragraph-rsid="00d1f514"/>
    </style:style>
    <style:style style:name="P126" style:family="paragraph" style:parent-style-name="Text_20_body" style:list-style-name="L12">
      <style:text-properties officeooo:rsid="00d4b3aa" officeooo:paragraph-rsid="00d4b3aa"/>
    </style:style>
    <style:style style:name="P127" style:family="paragraph" style:parent-style-name="Text_20_body" style:list-style-name="L13">
      <style:text-properties officeooo:rsid="00d4b3aa" officeooo:paragraph-rsid="00d4e765"/>
    </style:style>
    <style:style style:name="P128" style:family="paragraph" style:parent-style-name="Text_20_body" style:list-style-name="L13">
      <style:text-properties officeooo:rsid="00d4e765" officeooo:paragraph-rsid="00d4e765"/>
    </style:style>
    <style:style style:name="P129" style:family="paragraph" style:parent-style-name="Text_20_body" style:list-style-name="L14">
      <style:text-properties officeooo:rsid="00d4e765" officeooo:paragraph-rsid="00d4e765"/>
    </style:style>
    <style:style style:name="P130" style:family="paragraph" style:parent-style-name="Text_20_body" style:list-style-name="L14">
      <style:text-properties officeooo:paragraph-rsid="00d4e765"/>
    </style:style>
    <style:style style:name="P131" style:family="paragraph" style:parent-style-name="Text_20_body" style:list-style-name="L14">
      <style:text-properties officeooo:rsid="00d7fc7c" officeooo:paragraph-rsid="00d7fc7c"/>
    </style:style>
    <style:style style:name="P132" style:family="paragraph" style:parent-style-name="Text_20_body" style:list-style-name="L14">
      <style:text-properties officeooo:rsid="00d9d31b" officeooo:paragraph-rsid="00d9d31b"/>
    </style:style>
    <style:style style:name="P133" style:family="paragraph" style:parent-style-name="Text_20_body" style:list-style-name="L15">
      <style:text-properties officeooo:rsid="00d9d31b" officeooo:paragraph-rsid="00d9d31b"/>
    </style:style>
    <style:style style:name="P134" style:family="paragraph" style:parent-style-name="Text_20_body" style:list-style-name="L15">
      <style:text-properties officeooo:paragraph-rsid="00da91c9"/>
    </style:style>
    <style:style style:name="P135" style:family="paragraph" style:parent-style-name="Text_20_body" style:list-style-name="L15">
      <style:text-properties officeooo:rsid="00da91c9" officeooo:paragraph-rsid="00da91c9"/>
    </style:style>
    <style:style style:name="P136" style:family="paragraph" style:parent-style-name="Text_20_body" style:list-style-name="L16">
      <style:text-properties officeooo:paragraph-rsid="00da91c9"/>
    </style:style>
    <style:style style:name="P137" style:family="paragraph" style:parent-style-name="Text_20_body" style:list-style-name="L17">
      <style:text-properties officeooo:rsid="00dc0f1f" officeooo:paragraph-rsid="00dc0f1f"/>
    </style:style>
    <style:style style:name="P138" style:family="paragraph" style:parent-style-name="Text_20_body" style:list-style-name="L18">
      <style:text-properties officeooo:rsid="00dc0f1f" officeooo:paragraph-rsid="00dc0f1f"/>
    </style:style>
    <style:style style:name="P139" style:family="paragraph" style:parent-style-name="Text_20_body" style:list-style-name="L19">
      <style:text-properties officeooo:rsid="00dc4592" officeooo:paragraph-rsid="00dc4592"/>
    </style:style>
    <style:style style:name="P140" style:family="paragraph" style:parent-style-name="Text_20_body" style:list-style-name="L20">
      <style:text-properties officeooo:rsid="00dc4592" officeooo:paragraph-rsid="00dc4592"/>
    </style:style>
    <style:style style:name="P141" style:family="paragraph" style:parent-style-name="Text_20_body" style:list-style-name="L20">
      <style:text-properties officeooo:paragraph-rsid="00dc4592"/>
    </style:style>
    <style:style style:name="P142" style:family="paragraph" style:parent-style-name="Text_20_body" style:list-style-name="L21">
      <style:text-properties fo:font-weight="bold" officeooo:rsid="00e9c025" officeooo:paragraph-rsid="00e9c025" style:font-weight-asian="bold" style:font-weight-complex="bold"/>
    </style:style>
    <style:style style:name="P143" style:family="paragraph" style:parent-style-name="Text_20_body" style:list-style-name="L21">
      <style:text-properties officeooo:rsid="00dd1a77" officeooo:paragraph-rsid="00e9c025"/>
    </style:style>
    <style:style style:name="P144" style:family="paragraph" style:parent-style-name="Text_20_body" style:list-style-name="L22">
      <style:text-properties officeooo:paragraph-rsid="00e9c025"/>
    </style:style>
    <style:style style:name="P145" style:family="paragraph" style:parent-style-name="Text_20_body" style:list-style-name="L22">
      <style:text-properties officeooo:paragraph-rsid="00e9d422"/>
    </style:style>
    <style:style style:name="P146" style:family="paragraph" style:parent-style-name="Text_20_body" style:list-style-name="L22">
      <style:text-properties officeooo:paragraph-rsid="00eae4d0"/>
    </style:style>
    <style:style style:name="P147" style:family="paragraph" style:parent-style-name="Text_20_body" style:list-style-name="L22">
      <style:text-properties officeooo:paragraph-rsid="00ec86cd"/>
    </style:style>
    <style:style style:name="P148" style:family="paragraph" style:parent-style-name="Text_20_body" style:list-style-name="L23">
      <style:text-properties officeooo:rsid="00f66354" officeooo:paragraph-rsid="00f66354"/>
    </style:style>
    <style:style style:name="P149" style:family="paragraph" style:parent-style-name="Text_20_body" style:list-style-name="L24">
      <style:text-properties officeooo:rsid="00f66354" officeooo:paragraph-rsid="00f66354"/>
    </style:style>
    <style:style style:name="P150" style:family="paragraph" style:parent-style-name="Text_20_body" style:list-style-name="L25">
      <style:text-properties officeooo:rsid="00f66354" officeooo:paragraph-rsid="00f66354"/>
    </style:style>
    <style:style style:name="P151" style:family="paragraph" style:parent-style-name="Text_20_body">
      <style:text-properties fo:font-weight="normal" officeooo:rsid="00fdf608" officeooo:paragraph-rsid="00fdf608" style:font-weight-asian="normal" style:font-weight-complex="normal"/>
    </style:style>
    <style:style style:name="P152" style:family="paragraph" style:parent-style-name="Text_20_body">
      <style:text-properties fo:font-weight="normal" officeooo:rsid="00ffdc57" officeooo:paragraph-rsid="00ffdc57" style:font-weight-asian="normal" style:font-weight-complex="normal"/>
    </style:style>
    <style:style style:name="P153" style:family="paragraph" style:parent-style-name="Text_20_body">
      <style:text-properties fo:font-weight="normal" officeooo:rsid="010616aa" officeooo:paragraph-rsid="010616aa" style:font-weight-asian="normal" style:font-weight-complex="normal"/>
    </style:style>
    <style:style style:name="P154" style:family="paragraph" style:parent-style-name="Text_20_body">
      <style:text-properties officeooo:rsid="010ba6ac" officeooo:paragraph-rsid="01092fdb"/>
    </style:style>
    <style:style style:name="P155" style:family="paragraph" style:parent-style-name="Text_20_body">
      <style:text-properties officeooo:rsid="010bf4ae" officeooo:paragraph-rsid="010bf4ae"/>
    </style:style>
    <style:style style:name="P156" style:family="paragraph" style:parent-style-name="Text_20_body" style:list-style-name="L26">
      <style:text-properties officeooo:paragraph-rsid="010bf4ae"/>
    </style:style>
    <style:style style:name="P157" style:family="paragraph" style:parent-style-name="Text_20_body" style:list-style-name="L26">
      <style:text-properties officeooo:paragraph-rsid="010dcb26"/>
    </style:style>
    <style:style style:name="P158" style:family="paragraph" style:parent-style-name="Text_20_body" style:list-style-name="L26">
      <style:text-properties officeooo:paragraph-rsid="010f3ba5"/>
    </style:style>
    <style:style style:name="P159" style:family="paragraph" style:parent-style-name="Text_20_body" style:list-style-name="L26">
      <style:text-properties officeooo:paragraph-rsid="01188823"/>
    </style:style>
    <style:style style:name="P160" style:family="paragraph" style:parent-style-name="Text_20_body" style:list-style-name="L26">
      <style:text-properties officeooo:paragraph-rsid="011d1a48"/>
    </style:style>
    <style:style style:name="P161" style:family="paragraph" style:parent-style-name="Text_20_body">
      <style:text-properties officeooo:rsid="011effee" officeooo:paragraph-rsid="011d1a48"/>
    </style:style>
    <style:style style:name="P162" style:family="paragraph" style:parent-style-name="Text_20_body">
      <style:text-properties officeooo:rsid="01204500"/>
    </style:style>
    <style:style style:name="P163" style:family="paragraph" style:parent-style-name="Text_20_body">
      <style:text-properties officeooo:rsid="0121eca3" officeooo:paragraph-rsid="0121eca3"/>
    </style:style>
    <style:style style:name="P164" style:family="paragraph" style:parent-style-name="Text_20_body">
      <style:text-properties officeooo:rsid="01260514" officeooo:paragraph-rsid="0122bc05"/>
    </style:style>
    <style:style style:name="P165" style:family="paragraph" style:parent-style-name="Text_20_body">
      <style:text-properties officeooo:rsid="01260514" officeooo:paragraph-rsid="01260514"/>
    </style:style>
    <style:style style:name="P166" style:family="paragraph" style:parent-style-name="Text_20_body" style:list-style-name="L27">
      <style:text-properties officeooo:paragraph-rsid="01261447"/>
    </style:style>
    <style:style style:name="P167" style:family="paragraph" style:parent-style-name="Text_20_body">
      <style:text-properties officeooo:rsid="0135ddde" officeooo:paragraph-rsid="01261447"/>
    </style:style>
    <style:style style:name="P168" style:family="paragraph" style:parent-style-name="Text_20_body">
      <style:text-properties officeooo:rsid="0136cba0"/>
    </style:style>
    <style:style style:name="P169" style:family="paragraph" style:parent-style-name="Text_20_body">
      <style:text-properties officeooo:rsid="0136cba0" officeooo:paragraph-rsid="0136cba0"/>
    </style:style>
    <style:style style:name="P170" style:family="paragraph" style:parent-style-name="Text_20_body">
      <style:text-properties officeooo:rsid="013884dd" officeooo:paragraph-rsid="0136cba0"/>
    </style:style>
    <style:style style:name="P171" style:family="paragraph" style:parent-style-name="Text_20_body">
      <style:text-properties officeooo:rsid="0139298d" officeooo:paragraph-rsid="0139298d"/>
    </style:style>
    <style:style style:name="P172" style:family="paragraph" style:parent-style-name="Text_20_body">
      <style:text-properties officeooo:rsid="013a6084" officeooo:paragraph-rsid="013a6084"/>
    </style:style>
    <style:style style:name="P173" style:family="paragraph" style:parent-style-name="Text_20_body">
      <style:text-properties officeooo:rsid="013d12fd" officeooo:paragraph-rsid="013a6084"/>
    </style:style>
    <style:style style:name="P174" style:family="paragraph" style:parent-style-name="Text_20_body">
      <style:text-properties officeooo:rsid="013f90a9" officeooo:paragraph-rsid="013f90a9"/>
    </style:style>
    <style:style style:name="P175" style:family="paragraph" style:parent-style-name="Text_20_body" style:list-style-name="L28">
      <style:text-properties officeooo:rsid="013f90a9" officeooo:paragraph-rsid="013f90a9"/>
    </style:style>
    <style:style style:name="P176" style:family="paragraph" style:parent-style-name="Text_20_body" style:list-style-name="L28">
      <style:text-properties officeooo:paragraph-rsid="013f90a9"/>
    </style:style>
    <style:style style:name="P177" style:family="paragraph" style:parent-style-name="Text_20_body">
      <style:text-properties officeooo:rsid="014123b9" officeooo:paragraph-rsid="013f90a9"/>
    </style:style>
    <style:style style:name="P178" style:family="paragraph" style:parent-style-name="Text_20_body">
      <style:text-properties officeooo:rsid="014123b9" officeooo:paragraph-rsid="014123b9"/>
    </style:style>
    <style:style style:name="P179" style:family="paragraph" style:parent-style-name="Text_20_body" style:list-style-name="L29">
      <style:text-properties officeooo:rsid="014123b9" officeooo:paragraph-rsid="014123b9"/>
    </style:style>
    <style:style style:name="P180" style:family="paragraph" style:parent-style-name="Text_20_body" style:list-style-name="L30">
      <style:text-properties officeooo:rsid="014123b9" officeooo:paragraph-rsid="014123b9"/>
    </style:style>
    <style:style style:name="P181" style:family="paragraph" style:parent-style-name="Text_20_body">
      <style:text-properties officeooo:rsid="0142c049" officeooo:paragraph-rsid="0143acbd"/>
    </style:style>
    <style:style style:name="P182" style:family="paragraph" style:parent-style-name="Text_20_body">
      <style:text-properties officeooo:rsid="014425e6" officeooo:paragraph-rsid="014425e6"/>
    </style:style>
    <style:style style:name="P183" style:family="paragraph" style:parent-style-name="Text_20_body">
      <style:text-properties officeooo:rsid="014a6cce" officeooo:paragraph-rsid="014a6cce"/>
    </style:style>
    <style:style style:name="P184" style:family="paragraph" style:parent-style-name="Text_20_body">
      <style:text-properties officeooo:rsid="014b28cb" officeooo:paragraph-rsid="014b28cb"/>
    </style:style>
    <style:style style:name="P185" style:family="paragraph" style:parent-style-name="Text_20_body">
      <style:text-properties officeooo:rsid="014c4dc6" officeooo:paragraph-rsid="014c4dc6"/>
    </style:style>
    <style:style style:name="P186" style:family="paragraph" style:parent-style-name="Text_20_body">
      <style:text-properties officeooo:rsid="014c4dc6" officeooo:paragraph-rsid="0151d54b"/>
    </style:style>
    <style:style style:name="P187" style:family="paragraph" style:parent-style-name="Text_20_body">
      <style:text-properties officeooo:rsid="014c4dc6" officeooo:paragraph-rsid="0154c1cd"/>
    </style:style>
    <style:style style:name="P188" style:family="paragraph" style:parent-style-name="Text_20_body">
      <style:text-properties officeooo:rsid="014c4dc6" officeooo:paragraph-rsid="0156452b"/>
    </style:style>
    <style:style style:name="P189" style:family="paragraph" style:parent-style-name="Text_20_body">
      <style:text-properties officeooo:rsid="014c4dc6" officeooo:paragraph-rsid="0157e34f"/>
    </style:style>
    <style:style style:name="P190" style:family="paragraph" style:parent-style-name="Text_20_body">
      <style:text-properties officeooo:rsid="014c4dc6" officeooo:paragraph-rsid="01591e15"/>
    </style:style>
    <style:style style:name="P191" style:family="paragraph" style:parent-style-name="Text_20_body">
      <style:text-properties officeooo:rsid="014d2a17" officeooo:paragraph-rsid="014d2a17"/>
    </style:style>
    <style:style style:name="P192" style:family="paragraph" style:parent-style-name="Text_20_body">
      <style:text-properties officeooo:paragraph-rsid="015a0198"/>
    </style:style>
    <style:style style:name="P193" style:family="paragraph" style:parent-style-name="Text_20_body">
      <style:text-properties officeooo:paragraph-rsid="015c40ed"/>
    </style:style>
    <style:style style:name="P194" style:family="paragraph" style:parent-style-name="Text_20_body" style:list-style-name="L31">
      <style:text-properties officeooo:paragraph-rsid="015c40ed"/>
    </style:style>
    <style:style style:name="P195" style:family="paragraph" style:parent-style-name="Text_20_body" style:list-style-name="L31">
      <style:text-properties officeooo:paragraph-rsid="015d8f25"/>
    </style:style>
    <style:style style:name="P196" style:family="paragraph" style:parent-style-name="Text_20_body" style:list-style-name="L31">
      <style:text-properties officeooo:paragraph-rsid="015e32a2"/>
    </style:style>
    <style:style style:name="P197" style:family="paragraph" style:parent-style-name="Text_20_body" style:list-style-name="L31">
      <style:text-properties officeooo:paragraph-rsid="016012ae"/>
    </style:style>
    <style:style style:name="P198" style:family="paragraph" style:parent-style-name="Text_20_body" style:list-style-name="L31">
      <style:text-properties officeooo:paragraph-rsid="01649e6a"/>
    </style:style>
    <style:style style:name="P199" style:family="paragraph" style:parent-style-name="Text_20_body" style:list-style-name="L31">
      <style:text-properties officeooo:paragraph-rsid="0165262b"/>
    </style:style>
    <style:style style:name="P200" style:family="paragraph" style:parent-style-name="Text_20_body">
      <style:text-properties officeooo:paragraph-rsid="0165262b"/>
    </style:style>
    <style:style style:name="P201" style:family="paragraph" style:parent-style-name="Text_20_body">
      <style:text-properties officeooo:paragraph-rsid="01653820"/>
    </style:style>
    <style:style style:name="P202" style:family="paragraph" style:parent-style-name="Text_20_body" style:list-style-name="L32">
      <style:text-properties officeooo:paragraph-rsid="01653820"/>
    </style:style>
    <style:style style:name="P203" style:family="paragraph" style:parent-style-name="Text_20_body">
      <style:text-properties officeooo:paragraph-rsid="0165e890"/>
    </style:style>
    <style:style style:name="P204" style:family="paragraph" style:parent-style-name="Text_20_body">
      <style:text-properties officeooo:paragraph-rsid="01664b7b"/>
    </style:style>
    <style:style style:name="P205" style:family="paragraph" style:parent-style-name="Text_20_body" style:list-style-name="L33">
      <style:text-properties officeooo:paragraph-rsid="016784fa"/>
    </style:style>
    <style:style style:name="P206" style:family="paragraph" style:parent-style-name="Text_20_body" style:list-style-name="L33">
      <style:text-properties officeooo:paragraph-rsid="01680532"/>
    </style:style>
    <style:style style:name="P207" style:family="paragraph" style:parent-style-name="Text_20_body">
      <style:text-properties officeooo:paragraph-rsid="01680532"/>
    </style:style>
    <style:style style:name="P208" style:family="paragraph" style:parent-style-name="Text_20_body">
      <style:text-properties fo:font-style="italic" officeooo:paragraph-rsid="01680532" style:font-style-asian="italic" style:font-style-complex="italic"/>
    </style:style>
    <style:style style:name="P209" style:family="paragraph" style:parent-style-name="Text_20_body">
      <style:paragraph-properties fo:break-before="page"/>
      <style:text-properties officeooo:rsid="011effee" officeooo:paragraph-rsid="011d1a48"/>
    </style:style>
    <style:style style:name="P210" style:family="paragraph" style:parent-style-name="Heading_20_1" style:master-page-name="Standard">
      <style:paragraph-properties style:page-number="auto"/>
      <style:text-properties officeooo:rsid="009b8b76" officeooo:paragraph-rsid="009b8b76"/>
    </style:style>
    <style:style style:name="P211" style:family="paragraph" style:parent-style-name="Heading_20_1">
      <style:text-properties officeooo:rsid="01092fdb"/>
    </style:style>
    <style:style style:name="P212" style:family="paragraph" style:parent-style-name="Heading_20_1">
      <style:text-properties officeooo:rsid="01204500"/>
    </style:style>
    <style:style style:name="P213" style:family="paragraph" style:parent-style-name="Heading_20_1">
      <style:text-properties officeooo:rsid="0142c049" officeooo:paragraph-rsid="0142c049"/>
    </style:style>
    <style:style style:name="P214" style:family="paragraph" style:parent-style-name="Heading_20_2">
      <style:text-properties officeooo:rsid="009e47d5"/>
    </style:style>
    <style:style style:name="P215" style:family="paragraph" style:parent-style-name="Heading_20_2">
      <style:text-properties officeooo:rsid="00a310b9" officeooo:paragraph-rsid="00a310b9"/>
    </style:style>
    <style:style style:name="P216" style:family="paragraph" style:parent-style-name="Heading_20_2">
      <style:text-properties officeooo:rsid="00a3ca51" officeooo:paragraph-rsid="00a3ca51"/>
    </style:style>
    <style:style style:name="P217" style:family="paragraph" style:parent-style-name="Heading_20_2">
      <style:text-properties officeooo:rsid="00c3b318" officeooo:paragraph-rsid="00c3b318"/>
    </style:style>
    <style:style style:name="P218" style:family="paragraph" style:parent-style-name="Heading_20_2">
      <style:text-properties officeooo:rsid="00cb5ed8" officeooo:paragraph-rsid="00cb5ed8"/>
    </style:style>
    <style:style style:name="P219" style:family="paragraph" style:parent-style-name="Heading_20_2">
      <style:text-properties officeooo:rsid="00d4b3aa"/>
    </style:style>
    <style:style style:name="P220" style:family="paragraph" style:parent-style-name="Heading_20_2">
      <style:text-properties officeooo:rsid="00da91c9"/>
    </style:style>
    <style:style style:name="P221" style:family="paragraph" style:parent-style-name="Heading_20_2">
      <style:text-properties officeooo:rsid="00dc0f1f"/>
    </style:style>
    <style:style style:name="P222" style:family="paragraph" style:parent-style-name="Heading_20_2">
      <style:text-properties officeooo:rsid="00dd1a77"/>
    </style:style>
    <style:style style:name="P223" style:family="paragraph" style:parent-style-name="Heading_20_2">
      <style:text-properties fo:color="#000000" officeooo:rsid="00f01829"/>
    </style:style>
    <style:style style:name="P224" style:family="paragraph" style:parent-style-name="Heading_20_2">
      <style:text-properties fo:color="#000000" officeooo:rsid="00f0f092" officeooo:paragraph-rsid="00f0f092"/>
    </style:style>
    <style:style style:name="P225" style:family="paragraph" style:parent-style-name="Heading_20_2">
      <style:text-properties officeooo:rsid="00f0f092"/>
    </style:style>
    <style:style style:name="P226" style:family="paragraph" style:parent-style-name="Heading_20_2">
      <style:text-properties officeooo:rsid="0121eca3"/>
    </style:style>
    <style:style style:name="P227" style:family="paragraph" style:parent-style-name="Heading_20_2">
      <style:text-properties officeooo:rsid="01260514"/>
    </style:style>
    <style:style style:name="P228" style:family="paragraph" style:parent-style-name="Heading_20_2">
      <style:text-properties officeooo:rsid="0136cba0"/>
    </style:style>
    <style:style style:name="P229" style:family="paragraph" style:parent-style-name="Heading_20_2">
      <style:text-properties officeooo:rsid="013e2f60"/>
    </style:style>
    <style:style style:name="P230" style:family="paragraph" style:parent-style-name="Heading_20_2">
      <style:text-properties officeooo:rsid="0144bbdd"/>
    </style:style>
    <style:style style:name="T1" style:family="text">
      <style:text-properties officeooo:rsid="009f92f7"/>
    </style:style>
    <style:style style:name="T2" style:family="text">
      <style:text-properties officeooo:rsid="009ff609"/>
    </style:style>
    <style:style style:name="T3" style:family="text">
      <style:text-properties officeooo:rsid="00a310b9"/>
    </style:style>
    <style:style style:name="T4" style:family="text">
      <style:text-properties officeooo:rsid="00a3563d"/>
    </style:style>
    <style:style style:name="T5" style:family="text">
      <style:text-properties fo:font-style="italic" style:text-underline-style="none" officeooo:rsid="00a3563d" style:font-style-asian="italic" style:font-style-complex="italic"/>
    </style:style>
    <style:style style:name="T6" style:family="text">
      <style:text-properties fo:font-style="italic" style:text-underline-style="none" officeooo:rsid="00e62ebe" style:font-style-asian="italic" style:font-style-complex="italic"/>
    </style:style>
    <style:style style:name="T7" style:family="text">
      <style:text-properties fo:font-style="italic" fo:font-weight="normal" officeooo:rsid="00e9c025" style:font-style-asian="italic" style:font-weight-asian="normal" style:font-style-complex="italic" style:font-weight-complex="normal"/>
    </style:style>
    <style:style style:name="T8" style:family="text">
      <style:text-properties fo:font-style="italic" officeooo:rsid="010bf4ae" style:font-style-asian="italic" style:font-style-complex="italic"/>
    </style:style>
    <style:style style:name="T9" style:family="text">
      <style:text-properties fo:font-style="italic" officeooo:rsid="013a6084" style:font-style-asian="italic" style:font-style-complex="italic"/>
    </style:style>
    <style:style style:name="T10" style:family="text">
      <style:text-properties fo:font-style="italic" officeooo:rsid="013e2f60" style:font-style-asian="italic" style:font-style-complex="italic"/>
    </style:style>
    <style:style style:name="T11" style:family="text">
      <style:text-properties fo:font-style="italic" officeooo:rsid="0163f73a" style:font-style-asian="italic" style:font-style-complex="italic"/>
    </style:style>
    <style:style style:name="T12" style:family="text">
      <style:text-properties fo:font-style="italic" officeooo:rsid="01653820" style:font-style-asian="italic" style:font-style-complex="italic"/>
    </style:style>
    <style:style style:name="T13" style:family="text">
      <style:text-properties fo:font-weight="bold" officeooo:rsid="00a3563d" style:font-weight-asian="bold" style:font-weight-complex="bold"/>
    </style:style>
    <style:style style:name="T14" style:family="text">
      <style:text-properties fo:font-weight="bold" officeooo:rsid="00de7da9" style:font-weight-asian="bold" style:font-weight-complex="bold"/>
    </style:style>
    <style:style style:name="T15" style:family="text">
      <style:text-properties fo:font-weight="bold" officeooo:rsid="00e171c5" style:font-weight-asian="bold" style:font-weight-complex="bold"/>
    </style:style>
    <style:style style:name="T16" style:family="text">
      <style:text-properties fo:font-weight="bold" officeooo:rsid="00e19a4c" style:font-weight-asian="bold" style:font-weight-complex="bold"/>
    </style:style>
    <style:style style:name="T17" style:family="text">
      <style:text-properties fo:font-weight="bold" officeooo:rsid="00e40797" style:font-weight-asian="bold" style:font-weight-complex="bold"/>
    </style:style>
    <style:style style:name="T18" style:family="text">
      <style:text-properties fo:font-weight="bold" officeooo:rsid="00e81e53" style:font-weight-asian="bold" style:font-weight-complex="bold"/>
    </style:style>
    <style:style style:name="T19" style:family="text">
      <style:text-properties fo:font-weight="bold" officeooo:rsid="00e9c025" style:font-weight-asian="bold" style:font-weight-complex="bold"/>
    </style:style>
    <style:style style:name="T20" style:family="text">
      <style:text-properties fo:font-weight="bold" officeooo:rsid="00f66354" style:font-weight-asian="bold" style:font-weight-complex="bold"/>
    </style:style>
    <style:style style:name="T21" style:family="text">
      <style:text-properties fo:font-weight="bold" officeooo:rsid="01092fdb" style:font-weight-asian="bold" style:font-weight-complex="bold"/>
    </style:style>
    <style:style style:name="T22" style:family="text">
      <style:text-properties fo:font-weight="bold" officeooo:rsid="013884dd" style:font-weight-asian="bold" style:font-weight-complex="bold"/>
    </style:style>
    <style:style style:name="T23" style:family="text">
      <style:text-properties fo:font-weight="bold" officeooo:rsid="0139298d" style:font-weight-asian="bold" style:font-weight-complex="bold"/>
    </style:style>
    <style:style style:name="T24" style:family="text">
      <style:text-properties fo:font-weight="bold" officeooo:rsid="013a6084" style:font-weight-asian="bold" style:font-weight-complex="bold"/>
    </style:style>
    <style:style style:name="T25" style:family="text">
      <style:text-properties officeooo:rsid="00a3ca51"/>
    </style:style>
    <style:style style:name="T26" style:family="text">
      <style:text-properties officeooo:rsid="00a4efd5"/>
    </style:style>
    <style:style style:name="T27" style:family="text">
      <style:text-properties officeooo:rsid="00a65e3f"/>
    </style:style>
    <style:style style:name="T28" style:family="text">
      <style:text-properties officeooo:rsid="00a7ff1e"/>
    </style:style>
    <style:style style:name="T29" style:family="text">
      <style:text-properties officeooo:rsid="00b487ae"/>
    </style:style>
    <style:style style:name="T30" style:family="text">
      <style:text-properties officeooo:rsid="00b53e78"/>
    </style:style>
    <style:style style:name="T31" style:family="text">
      <style:text-properties officeooo:rsid="00b56485"/>
    </style:style>
    <style:style style:name="T32" style:family="text">
      <style:text-properties officeooo:rsid="00b5a64c"/>
    </style:style>
    <style:style style:name="T33" style:family="text">
      <style:text-properties officeooo:rsid="00b7a59b"/>
    </style:style>
    <style:style style:name="T34" style:family="text">
      <style:text-properties officeooo:rsid="00b8ddfd"/>
    </style:style>
    <style:style style:name="T35" style:family="text">
      <style:text-properties officeooo:rsid="00b94941"/>
    </style:style>
    <style:style style:name="T36" style:family="text">
      <style:text-properties officeooo:rsid="00baca1a"/>
    </style:style>
    <style:style style:name="T37" style:family="text">
      <style:text-properties officeooo:rsid="00bc68e9"/>
    </style:style>
    <style:style style:name="T38" style:family="text">
      <style:text-properties officeooo:rsid="00bcaa82"/>
    </style:style>
    <style:style style:name="T39" style:family="text">
      <style:text-properties officeooo:rsid="00bcaeb2"/>
    </style:style>
    <style:style style:name="T40" style:family="text">
      <style:text-properties officeooo:rsid="00bddebb"/>
    </style:style>
    <style:style style:name="T41" style:family="text">
      <style:text-properties officeooo:rsid="00bf2fb1"/>
    </style:style>
    <style:style style:name="T42" style:family="text">
      <style:text-properties officeooo:rsid="00bf7811"/>
    </style:style>
    <style:style style:name="T43" style:family="text">
      <style:text-properties officeooo:rsid="00c0ec1d"/>
    </style:style>
    <style:style style:name="T44" style:family="text">
      <style:text-properties officeooo:rsid="00c176c3"/>
    </style:style>
    <style:style style:name="T45" style:family="text">
      <style:text-properties officeooo:rsid="00c2a85c"/>
    </style:style>
    <style:style style:name="T46" style:family="text">
      <style:text-properties officeooo:rsid="00c3b318"/>
    </style:style>
    <style:style style:name="T47" style:family="text">
      <style:text-properties officeooo:rsid="00c4b318"/>
    </style:style>
    <style:style style:name="T48" style:family="text">
      <style:text-properties officeooo:rsid="00c7f38d"/>
    </style:style>
    <style:style style:name="T49" style:family="text">
      <style:text-properties officeooo:rsid="00c7f835"/>
    </style:style>
    <style:style style:name="T50" style:family="text">
      <style:text-properties officeooo:rsid="00c8a209"/>
    </style:style>
    <style:style style:name="T51" style:family="text">
      <style:text-properties officeooo:rsid="00ca4e5e"/>
    </style:style>
    <style:style style:name="T52" style:family="text">
      <style:text-properties officeooo:rsid="00cb5ed8"/>
    </style:style>
    <style:style style:name="T53" style:family="text">
      <style:text-properties officeooo:rsid="00cb7db9"/>
    </style:style>
    <style:style style:name="T54" style:family="text">
      <style:text-properties officeooo:rsid="00cc5919"/>
    </style:style>
    <style:style style:name="T55" style:family="text">
      <style:text-properties officeooo:rsid="00cd2e34"/>
    </style:style>
    <style:style style:name="T56" style:family="text">
      <style:text-properties officeooo:rsid="00cddbb6"/>
    </style:style>
    <style:style style:name="T57" style:family="text">
      <style:text-properties officeooo:rsid="00cf0b0f"/>
    </style:style>
    <style:style style:name="T58" style:family="text">
      <style:text-properties officeooo:rsid="00d1086a"/>
    </style:style>
    <style:style style:name="T59" style:family="text">
      <style:text-properties officeooo:rsid="00d1556d"/>
    </style:style>
    <style:style style:name="T60" style:family="text">
      <style:text-properties officeooo:rsid="00d1f514"/>
    </style:style>
    <style:style style:name="T61" style:family="text">
      <style:text-properties officeooo:rsid="00d2dbda"/>
    </style:style>
    <style:style style:name="T62" style:family="text">
      <style:text-properties officeooo:rsid="00d4b3aa"/>
    </style:style>
    <style:style style:name="T63" style:family="text">
      <style:text-properties officeooo:rsid="00d4e765"/>
    </style:style>
    <style:style style:name="T64" style:family="text">
      <style:text-properties officeooo:rsid="00d6530d"/>
    </style:style>
    <style:style style:name="T65" style:family="text">
      <style:text-properties officeooo:rsid="00da91c9"/>
    </style:style>
    <style:style style:name="T66" style:family="text">
      <style:text-properties officeooo:rsid="00dc0f1f"/>
    </style:style>
    <style:style style:name="T67" style:family="text">
      <style:text-properties officeooo:rsid="00dc4592"/>
    </style:style>
    <style:style style:name="T68" style:family="text">
      <style:text-properties officeooo:rsid="00dcb324"/>
    </style:style>
    <style:style style:name="T69" style:family="text">
      <style:text-properties officeooo:rsid="00de7da9"/>
    </style:style>
    <style:style style:name="T70" style:family="text">
      <style:text-properties officeooo:rsid="00dfe761"/>
    </style:style>
    <style:style style:name="T71" style:family="text">
      <style:text-properties officeooo:rsid="00e01c27"/>
    </style:style>
    <style:style style:name="T72" style:family="text">
      <style:text-properties officeooo:rsid="00e171c5"/>
    </style:style>
    <style:style style:name="T73" style:family="text">
      <style:text-properties officeooo:rsid="00e19a4c"/>
    </style:style>
    <style:style style:name="T74" style:family="text">
      <style:text-properties style:text-underline-style="solid" style:text-underline-width="auto" style:text-underline-color="font-color" officeooo:rsid="00e19a4c"/>
    </style:style>
    <style:style style:name="T75" style:family="text">
      <style:text-properties style:text-underline-style="solid" style:text-underline-width="auto" style:text-underline-color="font-color" officeooo:rsid="0128b83f"/>
    </style:style>
    <style:style style:name="T76" style:family="text">
      <style:text-properties style:text-underline-style="solid" style:text-underline-width="auto" style:text-underline-color="font-color" officeooo:rsid="0128f2cd"/>
    </style:style>
    <style:style style:name="T77" style:family="text">
      <style:text-properties style:text-underline-style="solid" style:text-underline-width="auto" style:text-underline-color="font-color" officeooo:rsid="012b133d"/>
    </style:style>
    <style:style style:name="T78" style:family="text">
      <style:text-properties style:text-underline-style="solid" style:text-underline-width="auto" style:text-underline-color="font-color" officeooo:rsid="013a6084"/>
    </style:style>
    <style:style style:name="T79" style:family="text">
      <style:text-properties style:text-underline-style="solid" style:text-underline-width="auto" style:text-underline-color="font-color" officeooo:rsid="013f90a9"/>
    </style:style>
    <style:style style:name="T80" style:family="text">
      <style:text-properties style:text-underline-style="none" officeooo:rsid="00e19a4c"/>
    </style:style>
    <style:style style:name="T81" style:family="text">
      <style:text-properties style:text-underline-style="none" officeooo:rsid="0128b83f"/>
    </style:style>
    <style:style style:name="T82" style:family="text">
      <style:text-properties style:text-underline-style="none" officeooo:rsid="0128f2cd"/>
    </style:style>
    <style:style style:name="T83" style:family="text">
      <style:text-properties style:text-underline-style="none" officeooo:rsid="012b133d"/>
    </style:style>
    <style:style style:name="T84" style:family="text">
      <style:text-properties style:text-underline-style="none" officeooo:rsid="012b65ab"/>
    </style:style>
    <style:style style:name="T85" style:family="text">
      <style:text-properties style:text-underline-style="none" officeooo:rsid="012c86ea"/>
    </style:style>
    <style:style style:name="T86" style:family="text">
      <style:text-properties style:text-underline-style="none" officeooo:rsid="012d0b14"/>
    </style:style>
    <style:style style:name="T87" style:family="text">
      <style:text-properties style:text-underline-style="none" officeooo:rsid="012e12de"/>
    </style:style>
    <style:style style:name="T88" style:family="text">
      <style:text-properties style:text-underline-style="none" officeooo:rsid="012fb3df"/>
    </style:style>
    <style:style style:name="T89" style:family="text">
      <style:text-properties style:text-underline-style="none" officeooo:rsid="013004a7"/>
    </style:style>
    <style:style style:name="T90" style:family="text">
      <style:text-properties style:text-underline-style="none" officeooo:rsid="0131d8d7"/>
    </style:style>
    <style:style style:name="T91" style:family="text">
      <style:text-properties style:text-underline-style="none" officeooo:rsid="01322fa4"/>
    </style:style>
    <style:style style:name="T92" style:family="text">
      <style:text-properties style:text-underline-style="none" officeooo:rsid="01332ee0"/>
    </style:style>
    <style:style style:name="T93" style:family="text">
      <style:text-properties officeooo:rsid="00e3177d"/>
    </style:style>
    <style:style style:name="T94" style:family="text">
      <style:text-properties officeooo:rsid="00e40797"/>
    </style:style>
    <style:style style:name="T95" style:family="text">
      <style:text-properties officeooo:rsid="00e541f6"/>
    </style:style>
    <style:style style:name="T96" style:family="text">
      <style:text-properties officeooo:rsid="00e62ebe"/>
    </style:style>
    <style:style style:name="T97" style:family="text">
      <style:text-properties fo:font-weight="normal" officeooo:rsid="00e81e53" style:font-weight-asian="normal" style:font-weight-complex="normal"/>
    </style:style>
    <style:style style:name="T98" style:family="text">
      <style:text-properties fo:font-weight="normal" officeooo:rsid="00e8c546" style:font-weight-asian="normal" style:font-weight-complex="normal"/>
    </style:style>
    <style:style style:name="T99" style:family="text">
      <style:text-properties fo:font-weight="normal" officeooo:rsid="00e9c025" style:font-weight-asian="normal" style:font-weight-complex="normal"/>
    </style:style>
    <style:style style:name="T100" style:family="text">
      <style:text-properties fo:font-weight="normal" officeooo:rsid="00f900e5" style:font-weight-asian="normal" style:font-weight-complex="normal"/>
    </style:style>
    <style:style style:name="T101" style:family="text">
      <style:text-properties fo:font-weight="normal" officeooo:rsid="00faa89e" style:font-weight-asian="normal" style:font-weight-complex="normal"/>
    </style:style>
    <style:style style:name="T102" style:family="text">
      <style:text-properties fo:color="#000000" fo:font-weight="normal" officeooo:rsid="00e9c025" style:font-weight-asian="normal" style:font-weight-complex="normal"/>
    </style:style>
    <style:style style:name="T103" style:family="text">
      <style:text-properties fo:color="#000000" officeooo:rsid="00e9c025"/>
    </style:style>
    <style:style style:name="T104" style:family="text">
      <style:text-properties fo:color="#000000" officeooo:rsid="00e9d422"/>
    </style:style>
    <style:style style:name="T105" style:family="text">
      <style:text-properties fo:color="#000000" officeooo:rsid="00eae4d0"/>
    </style:style>
    <style:style style:name="T106" style:family="text">
      <style:text-properties fo:color="#000000" fo:font-style="italic" officeooo:rsid="00eae4d0" style:font-style-asian="italic" style:font-style-complex="italic"/>
    </style:style>
    <style:style style:name="T107" style:family="text">
      <style:text-properties fo:color="#000000" fo:font-style="italic" officeooo:rsid="00e9d422" style:font-style-asian="italic" style:font-style-complex="italic"/>
    </style:style>
    <style:style style:name="T108" style:family="text">
      <style:text-properties fo:color="#000000" fo:font-style="italic" officeooo:rsid="00ec86cd" style:font-style-asian="italic" style:font-style-complex="italic"/>
    </style:style>
    <style:style style:name="T109" style:family="text">
      <style:text-properties fo:color="#000000" fo:font-style="italic" style:text-underline-style="none" officeooo:rsid="00ec86cd" style:font-style-asian="italic" style:font-style-complex="italic"/>
    </style:style>
    <style:style style:name="T110" style:family="text">
      <style:text-properties fo:color="#000000" officeooo:rsid="00ec86cd"/>
    </style:style>
    <style:style style:name="T111" style:family="text">
      <style:text-properties fo:color="#000000" officeooo:rsid="00ede4f1"/>
    </style:style>
    <style:style style:name="T112" style:family="text">
      <style:text-properties fo:color="#000000" officeooo:rsid="00ef508e"/>
    </style:style>
    <style:style style:name="T113" style:family="text">
      <style:text-properties fo:color="#000000" officeooo:rsid="00f01829"/>
    </style:style>
    <style:style style:name="T114" style:family="text">
      <style:text-properties fo:color="#000000" officeooo:rsid="00f0e858"/>
    </style:style>
    <style:style style:name="T115" style:family="text">
      <style:text-properties officeooo:rsid="00f3d6be"/>
    </style:style>
    <style:style style:name="T116" style:family="text">
      <style:text-properties officeooo:rsid="00f5b124"/>
    </style:style>
    <style:style style:name="T117" style:family="text">
      <style:text-properties officeooo:rsid="00f66354"/>
    </style:style>
    <style:style style:name="T118" style:family="text">
      <style:text-properties officeooo:rsid="00f66e8e"/>
    </style:style>
    <style:style style:name="T119" style:family="text">
      <style:text-properties officeooo:rsid="00f7d9a4"/>
    </style:style>
    <style:style style:name="T120" style:family="text">
      <style:text-properties officeooo:rsid="00f900e5"/>
    </style:style>
    <style:style style:name="T121" style:family="text">
      <style:text-properties officeooo:rsid="00faa89e"/>
    </style:style>
    <style:style style:name="T122" style:family="text">
      <style:text-properties officeooo:rsid="01011a3a"/>
    </style:style>
    <style:style style:name="T123" style:family="text">
      <style:text-properties officeooo:rsid="01027375"/>
    </style:style>
    <style:style style:name="T124" style:family="text">
      <style:text-properties officeooo:rsid="0102ac60"/>
    </style:style>
    <style:style style:name="T125" style:family="text">
      <style:text-properties officeooo:rsid="0104855c"/>
    </style:style>
    <style:style style:name="T126" style:family="text">
      <style:text-properties officeooo:rsid="010616aa"/>
    </style:style>
    <style:style style:name="T127" style:family="text">
      <style:text-properties officeooo:rsid="0107b3d7"/>
    </style:style>
    <style:style style:name="T128" style:family="text">
      <style:text-properties officeooo:rsid="01092fdb"/>
    </style:style>
    <style:style style:name="T129" style:family="text">
      <style:text-properties officeooo:rsid="010acb24"/>
    </style:style>
    <style:style style:name="T130" style:family="text">
      <style:text-properties officeooo:rsid="010ba6ac"/>
    </style:style>
    <style:style style:name="T131" style:family="text">
      <style:text-properties officeooo:rsid="010bf4ae"/>
    </style:style>
    <style:style style:name="T132" style:family="text">
      <style:text-properties officeooo:rsid="010d2400"/>
    </style:style>
    <style:style style:name="T133" style:family="text">
      <style:text-properties officeooo:rsid="010d871d"/>
    </style:style>
    <style:style style:name="T134" style:family="text">
      <style:text-properties officeooo:rsid="010dcb26"/>
    </style:style>
    <style:style style:name="T135" style:family="text">
      <style:text-properties officeooo:rsid="010eee09"/>
    </style:style>
    <style:style style:name="T136" style:family="text">
      <style:text-properties officeooo:rsid="010f3ba5"/>
    </style:style>
    <style:style style:name="T137" style:family="text">
      <style:text-properties officeooo:rsid="011024bd"/>
    </style:style>
    <style:style style:name="T138" style:family="text">
      <style:text-properties officeooo:rsid="0110914c"/>
    </style:style>
    <style:style style:name="T139" style:family="text">
      <style:text-properties officeooo:rsid="0111e9de"/>
    </style:style>
    <style:style style:name="T140" style:family="text">
      <style:text-properties officeooo:rsid="0112e290"/>
    </style:style>
    <style:style style:name="T141" style:family="text">
      <style:text-properties officeooo:rsid="01149a09"/>
    </style:style>
    <style:style style:name="T142" style:family="text">
      <style:text-properties officeooo:rsid="0114abe0"/>
    </style:style>
    <style:style style:name="T143" style:family="text">
      <style:text-properties officeooo:rsid="0115bf49"/>
    </style:style>
    <style:style style:name="T144" style:family="text">
      <style:text-properties officeooo:rsid="011655df"/>
    </style:style>
    <style:style style:name="T145" style:family="text">
      <style:text-properties officeooo:rsid="01177386"/>
    </style:style>
    <style:style style:name="T146" style:family="text">
      <style:text-properties officeooo:rsid="01188823"/>
    </style:style>
    <style:style style:name="T147" style:family="text">
      <style:text-properties officeooo:rsid="0119dbb2"/>
    </style:style>
    <style:style style:name="T148" style:family="text">
      <style:text-properties officeooo:rsid="011aedd0"/>
    </style:style>
    <style:style style:name="T149" style:family="text">
      <style:text-properties officeooo:rsid="011be987"/>
    </style:style>
    <style:style style:name="T150" style:family="text">
      <style:text-properties officeooo:rsid="011d1a48"/>
    </style:style>
    <style:style style:name="T151" style:family="text">
      <style:text-properties officeooo:rsid="011d892b"/>
    </style:style>
    <style:style style:name="T152" style:family="text">
      <style:text-properties officeooo:rsid="011e5ace"/>
    </style:style>
    <style:style style:name="T153" style:family="text">
      <style:text-properties officeooo:rsid="011effee"/>
    </style:style>
    <style:style style:name="T154" style:family="text">
      <style:text-properties officeooo:rsid="0121eca3"/>
    </style:style>
    <style:style style:name="T155" style:family="text">
      <style:text-properties officeooo:rsid="012215b9"/>
    </style:style>
    <style:style style:name="T156" style:family="text">
      <style:text-properties officeooo:rsid="012245e5"/>
    </style:style>
    <style:style style:name="T157" style:family="text">
      <style:text-properties officeooo:rsid="0122bc05"/>
    </style:style>
    <style:style style:name="T158" style:family="text">
      <style:text-properties officeooo:rsid="01230db6"/>
    </style:style>
    <style:style style:name="T159" style:family="text">
      <style:text-properties officeooo:rsid="0124e265"/>
    </style:style>
    <style:style style:name="T160" style:family="text">
      <style:text-properties officeooo:rsid="01260514"/>
    </style:style>
    <style:style style:name="T161" style:family="text">
      <style:text-properties officeooo:rsid="01261447"/>
    </style:style>
    <style:style style:name="T162" style:family="text">
      <style:text-properties officeooo:rsid="0127b58e"/>
    </style:style>
    <style:style style:name="T163" style:family="text">
      <style:text-properties officeooo:rsid="0128b83f"/>
    </style:style>
    <style:style style:name="T164" style:family="text">
      <style:text-properties officeooo:rsid="0129bd50"/>
    </style:style>
    <style:style style:name="T165" style:family="text">
      <style:text-properties officeooo:rsid="012aa829"/>
    </style:style>
    <style:style style:name="T166" style:family="text">
      <style:text-properties officeooo:rsid="01349ce5"/>
    </style:style>
    <style:style style:name="T167" style:family="text">
      <style:text-properties officeooo:rsid="0135ddde"/>
    </style:style>
    <style:style style:name="T168" style:family="text">
      <style:text-properties officeooo:rsid="0136cba0"/>
    </style:style>
    <style:style style:name="T169" style:family="text">
      <style:text-properties officeooo:rsid="01373d5b"/>
    </style:style>
    <style:style style:name="T170" style:family="text">
      <style:text-properties officeooo:rsid="013884dd"/>
    </style:style>
    <style:style style:name="T171" style:family="text">
      <style:text-properties officeooo:rsid="0139298d"/>
    </style:style>
    <style:style style:name="T172" style:family="text">
      <style:text-properties officeooo:rsid="013a6084"/>
    </style:style>
    <style:style style:name="T173" style:family="text">
      <style:text-properties officeooo:rsid="013c2b96"/>
    </style:style>
    <style:style style:name="T174" style:family="text">
      <style:text-properties officeooo:rsid="013d12fd"/>
    </style:style>
    <style:style style:name="T175" style:family="text">
      <style:text-properties officeooo:rsid="013e2f60"/>
    </style:style>
    <style:style style:name="T176" style:family="text">
      <style:text-properties officeooo:rsid="013f90a9"/>
    </style:style>
    <style:style style:name="T177" style:family="text">
      <style:text-properties officeooo:rsid="014123b9"/>
    </style:style>
    <style:style style:name="T178" style:family="text">
      <style:text-properties officeooo:rsid="0143acbd"/>
    </style:style>
    <style:style style:name="T179" style:family="text">
      <style:text-properties officeooo:rsid="0144bbdd"/>
    </style:style>
    <style:style style:name="T180" style:family="text">
      <style:text-properties officeooo:rsid="014621c9"/>
    </style:style>
    <style:style style:name="T181" style:family="text">
      <style:text-properties officeooo:rsid="014794c6"/>
    </style:style>
    <style:style style:name="T182" style:family="text">
      <style:text-properties officeooo:rsid="0148ac72"/>
    </style:style>
    <style:style style:name="T183" style:family="text">
      <style:text-properties officeooo:rsid="0149f038"/>
    </style:style>
    <style:style style:name="T184" style:family="text">
      <style:text-properties officeooo:rsid="014a6cce"/>
    </style:style>
    <style:style style:name="T185" style:family="text">
      <style:text-properties officeooo:rsid="0151d54b"/>
    </style:style>
    <style:style style:name="T186" style:family="text">
      <style:text-properties officeooo:rsid="015323d6"/>
    </style:style>
    <style:style style:name="T187" style:family="text">
      <style:text-properties officeooo:rsid="0154c1cd"/>
    </style:style>
    <style:style style:name="T188" style:family="text">
      <style:text-properties officeooo:rsid="0156452b"/>
    </style:style>
    <style:style style:name="T189" style:family="text">
      <style:text-properties officeooo:rsid="0156dc87"/>
    </style:style>
    <style:style style:name="T190" style:family="text">
      <style:text-properties officeooo:rsid="0157e34f"/>
    </style:style>
    <style:style style:name="T191" style:family="text">
      <style:text-properties officeooo:rsid="01591e15"/>
    </style:style>
    <style:style style:name="T192" style:family="text">
      <style:text-properties officeooo:rsid="0159b176"/>
    </style:style>
    <style:style style:name="T193" style:family="text">
      <style:text-properties officeooo:rsid="015a0198"/>
    </style:style>
    <style:style style:name="T194" style:family="text">
      <style:text-properties officeooo:rsid="015bdb5a"/>
    </style:style>
    <style:style style:name="T195" style:family="text">
      <style:text-properties officeooo:rsid="015c40ed"/>
    </style:style>
    <style:style style:name="T196" style:family="text">
      <style:text-properties officeooo:rsid="015cd006"/>
    </style:style>
    <style:style style:name="T197" style:family="text">
      <style:text-properties officeooo:rsid="015d8f25"/>
    </style:style>
    <style:style style:name="T198" style:family="text">
      <style:text-properties officeooo:rsid="015e32a2"/>
    </style:style>
    <style:style style:name="T199" style:family="text">
      <style:text-properties officeooo:rsid="016012ae"/>
    </style:style>
    <style:style style:name="T200" style:family="text">
      <style:text-properties officeooo:rsid="0160a391"/>
    </style:style>
    <style:style style:name="T201" style:family="text">
      <style:text-properties officeooo:rsid="0161242b"/>
    </style:style>
    <style:style style:name="T202" style:family="text">
      <style:text-properties officeooo:rsid="01629196"/>
    </style:style>
    <style:style style:name="T203" style:family="text">
      <style:text-properties officeooo:rsid="0163f73a"/>
    </style:style>
    <style:style style:name="T204" style:family="text">
      <style:text-properties officeooo:rsid="016408d2"/>
    </style:style>
    <style:style style:name="T205" style:family="text">
      <style:text-properties officeooo:rsid="01649e6a"/>
    </style:style>
    <style:style style:name="T206" style:family="text">
      <style:text-properties officeooo:rsid="0165262b"/>
    </style:style>
    <style:style style:name="T207" style:family="text">
      <style:text-properties officeooo:rsid="01653820"/>
    </style:style>
    <style:style style:name="T208" style:family="text">
      <style:text-properties officeooo:rsid="0165e890"/>
    </style:style>
    <style:style style:name="T209" style:family="text">
      <style:text-properties officeooo:rsid="01664b7b"/>
    </style:style>
    <style:style style:name="T210" style:family="text">
      <style:text-properties officeooo:rsid="016784fa"/>
    </style:style>
    <style:style style:name="T211" style:family="text">
      <style:text-properties officeooo:rsid="01680532"/>
    </style:style>
    <style:style style:name="T212" style:family="text">
      <style:text-properties fo:font-style="normal" officeooo:rsid="01680532"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0" text:outline-level="1">Первая лекция. Начало.</text:h>
      <text:p text:style-name="P7">40 вопросов на экзамене. </text:p>
      <text:p text:style-name="P7">Давайте начнём. Нет, минутуку, ещё перемена идёт. </text:p>
      <text:p text:style-name="P7">Разговор о профсоюзах.</text:p>
      <text:p text:style-name="P7">Со стипендии могут снимать алименты. 0__о</text:p>
      <text:p text:style-name="P7">Гусева Полина ХХХ Отчесто уточнить. </text:p>
      <text:p text:style-name="P7">Учебники есть по дисциплине. По правовеению. Советует Правоведение, Кутафин Олег Емельянович. Лучше брать учебники последних лет издания, так как законы меняются. <text:s/>Можно под редакцией Владимира Блажеева. Основы Права <text:s/>ест ьу него ещё. Московская Юр Академия. Оттуда этот Блажеев. </text:p>
      <text:list xml:id="list4481462832" text:style-name="L1">
        <text:list-item>
          <text:p text:style-name="P91">По нормативным актам. Конституция РФ, её нужно взять. <text:s/>93 год 12 декабря. Есть комментарии к конституции РФ. </text:p>
        </text:list-item>
        <text:list-item>
          <text:p text:style-name="P91">Трудовой кодекс РФ тоже нужен. Закон 2001 года действует с изменениями и дополнениями. </text:p>
        </text:list-item>
        <text:list-item>
          <text:p text:style-name="P92">Гражданский кодекс РФ. Принят в 4х частях. <text:s/>Приняты все в разные годы части эти. Изучим ряд пвопросов из 1 и 3 части. </text:p>
        </text:list-item>
        <text:list-item>
          <text:p text:style-name="P92">Семейный кодекс РФ. Закон 1995 года. Ест ькомментарии к СКРФ. </text:p>
        </text:list-item>
        <text:list-item>
          <text:p text:style-name="P92">Уголовный кодекс РФ. Закон 1996 года. Вступил в действие с 1 янв 1997 года. Есть комментарии к УКРФ. </text:p>
        </text:list-item>
        <text:list-item>
          <text:p text:style-name="P92">Кодекс РФ об административных правонарушениях. <text:s/>Административный кодекс. </text:p>
        </text:list-item>
        <text:list-item>
          <text:p text:style-name="P92">По экологическому праву понадобятся фед закон Об Охране окружающей среды. 10 янв 2002 года. С поправками и изменениями. </text:p>
        </text:list-item>
        <text:list-item>
          <text:p text:style-name="P92">И щё федеральный закон об экологической экспертизе. От 1995 года с изменениями и дополнениями. </text:p>
        </text:list-item>
      </text:list>
      <text:p text:style-name="P8">Правоведение — ведать, знать право. </text:p>
      <text:p text:style-name="P9">Частично <text:s/>изучим теорию государства и права, частично констутуционное право, трудовое правот, экологическое, гржданское, трудовое. </text:p>
      <text:list xml:id="list9110906691" text:style-name="L2">
        <text:list-item>
          <text:p text:style-name="P93">По вопросам по теории государства и права учебники такие: </text:p>
          <text:list>
            <text:list-item>
              <text:p text:style-name="P93">Корельского под редакцией, Перевалов второй. 2008 год. Теория государства и права. </text:p>
            </text:list-item>
            <text:list-item>
              <text:p text:style-name="P93">Под редакцией Матузова. </text:p>
            </text:list-item>
            <text:list-item>
              <text:p text:style-name="P93">Под редакцией Рассолова</text:p>
            </text:list-item>
          </text:list>
        </text:list-item>
        <text:list-item>
          <text:p text:style-name="P93">Конституционное право РФ. По нему учебники под редакциями: </text:p>
          <text:list>
            <text:list-item>
              <text:p text:style-name="P93">Марата Викторовича Баглая. </text:p>
            </text:list-item>
            <text:list-item>
              <text:p text:style-name="P93">Козловой</text:p>
            </text:list-item>
            <text:list-item>
              <text:p text:style-name="P93">Можно и других использовать, только последних лет издания.</text:p>
            </text:list-item>
          </text:list>
        </text:list-item>
        <text:list-item>
          <text:p text:style-name="P93">Трудовое рпаво. </text:p>
          <text:list>
            <text:list-item>
              <text:p text:style-name="P93">Смирнов. </text:p>
            </text:list-item>
            <text:list-item>
              <text:p text:style-name="P93"><text:soft-page-break/>Константин Николаевич Гусев.</text:p>
            </text:list-item>
          </text:list>
        </text:list-item>
        <text:list-item>
          <text:p text:style-name="P93">Семейное право России. </text:p>
          <text:list>
            <text:list-item>
              <text:p text:style-name="P93">Людмилы Пчелинцевой.</text:p>
            </text:list-item>
            <text:list-item>
              <text:p text:style-name="P93">Антаколькая Марина Владимировна. </text:p>
            </text:list-item>
          </text:list>
        </text:list-item>
        <text:list-item>
          <text:p text:style-name="P93">Экологическе право. </text:p>
          <text:list>
            <text:list-item>
              <text:p text:style-name="P93">Михал Михалыч Бричнук. </text:p>
            </text:list-item>
            <text:list-item>
              <text:p text:style-name="P93">Сергей Александрович Боголюбов. </text:p>
            </text:list-item>
            <text:list-item>
              <text:p text:style-name="P93">Ольга Леонидовна Дубовик. </text:p>
            </text:list-item>
            <text:list-item>
              <text:p text:style-name="P93">Г</text:p>
            </text:list-item>
            <text:list-item>
              <text:p text:style-name="P93"/>
            </text:list-item>
          </text:list>
        </text:list-item>
      </text:list>
      <text:p text:style-name="P9"/>
      <text:h text:style-name="P84" text:outline-level="1">Государство</text:h>
      <text:h text:style-name="P214" text:outline-level="2">Понятие и признаки государства. </text:h>
      <text:p text:style-name="P10">В политико-юридической литературе сущесвует множество определений, диссигниций понятия государство. </text:p>
      <text:p text:style-name="P11">Его определяют, и как «общественный союз свободных людей <text:s/>с принудительно установленным мирным порядком посредством предоставления искючительного права принудждения только органом государства» (Его дал Николай Коркунов. ), и как «Естественно возникшую организацию существования, предназначенную для охраны определнённого правопорядка.» (Лев Гумплович).</text:p>
      <text:p text:style-name="P1"><text:span text:style-name="T1">Наиболее распространено определение понятий государства такое: «Государство - <text:s/>это политико-территоривльная орагнизация публичной власти, обалдающая суверенитетом, располагающая специальным аппаратом управления и принуждения, защиты прав и свобод граждан, и способная создавать </text:span><text:span text:style-name="T2">н</text:span><text:span text:style-name="T1">ормы права».</text:span></text:p>
      <text:p text:style-name="P12">Далее отметим: Государство характеризуют следующие првзнаки, отличающие его как от догосударственных, так и негосударсвенны организаций:</text:p>
      <text:list xml:id="list692690571" text:style-name="L3">
        <text:list-item>
          <text:p text:style-name="P94">Наличие публичной власти, выделенной из общества, не совпадающей с населением страны. <text:line-break/>(Государство обладает уппаратом управления, принуждения, правосудия. Ибо публичная власть — это чиновники, полиция, армия, суды, тюрьмы и другие учреждения)</text:p>
        </text:list-item>
        <text:list-item>
          <text:p text:style-name="P94">Система налогов, податей, займов, которые выступают основной доходной частью бюджета любого государства. Они необходимы для проведения определённой политики и содержания государственного аппарата, людей, не производящих <text:s/>материальных ценностей и занятых только управленческой деятельностью.</text:p>
        </text:list-item>
        <text:list-item>
          <text:p text:style-name="P94">Территориальное деление населения. (У нас на 83 субъекта). Гоударство объединяет своей властью и защитой всех людей, населящих его территорию. </text:p>
        </text:list-item>
        <text:list-item>
          <text:p text:style-name="P94"><text:soft-page-break/>Право. Существует совокупность нормативно-правовых актов, государство не может существовать без права, так как право юридически оформляет государственную власть и тем самым делает её легитимной. То есть законной, определяет юридические рамки и формы осуществления функций государства. </text:p>
        </text:list-item>
        <text:list-item>
          <text:p text:style-name="P95">Монополия на право творчества. Нормы морали фотмироваться должны только государством.</text:p>
        </text:list-item>
        <text:list-item>
          <text:p text:style-name="P95">Государство издаёт законы, <text:s/>подзаконные акты, создаёт юридические прецеденты, санкционирует обычаи, трансформируя их в юридические правила поведения. </text:p>
        </text:list-item>
        <text:list-item>
          <text:p text:style-name="P95">Монополия на легальное применение силы. </text:p>
        </text:list-item>
        <text:list-item>
          <text:p text:style-name="P96">Возможность лишить граждан высших ценностей (каковыми являются жизнь и свобода) определяет особую действенность государственной власти. </text:p>
        </text:list-item>
        <text:list-item>
          <text:p text:style-name="P97">Устойчивые правовые связи с населением, проживающим на его территории. <text:s/>(подданество, гражданство)</text:p>
        </text:list-item>
        <text:list-item>
          <text:p text:style-name="P97">Обладание <text:s/>определёнными материальныи средствами для проведения своей политики (государственная собсственность, фед бюджет, валюта и тд)</text:p>
        </text:list-item>
        <text:list-item>
          <text:p text:style-name="P97">Суверенитет. То есть независимость при проведении внутренней и внешней политики.</text:p>
        </text:list-item>
        <text:list-item>
          <text:p text:style-name="P97">Монополия на официальное представительство всего общества. </text:p>
        </text:list-item>
        <text:list-item>
          <text:p text:style-name="P97">Наличие государственных символов. Герба, флага, гимна. Символы государства призваны обозначить носителей государственной власти принадлежность чего-либо к государству. Гербы государство помещают на здания , где расположены органы государства, на пограничных столбах, на форменной одежде гос служащих. Флаги вывешиваются на зданиях , <text:s/>а также в тех местах, гле проводятся международные конференции, символизирую присутствие на них официальных представителей соответствующего государства. </text:p>
        </text:list-item>
      </text:list>
      <text:h text:style-name="P215" text:outline-level="2">Основные фукнции государства. </text:h>
      <text:p text:style-name="P3"><text:span text:style-name="T3">Осн функции государства — основные направления его деятельности, в которых </text:span><text:span text:style-name="T4">реализуется социальное назначение государства. </text:span></text:p>
      <text:p text:style-name="P13">Функции государства подразделяются на внутренние и внешние. </text:p>
      <text:p text:style-name="P13">Внутренние осущствляются внутри страны, а внешние вне. 0__о Внезапно. <text:s/>Внешние определяются освонвыми направлениями деятельности государства на международной арене. </text:p>
      <text:p text:style-name="P4"><text:span text:style-name="T4">Взаимоотношения с другими государствами. </text:span><text:span text:style-name="T5">Это вообще к чему?</text:span></text:p>
      <text:p text:style-name="P6">В числе внутренних функций:</text:p>
      <text:list xml:id="list3622795591" text:style-name="L4">
        <text:list-item>
          <text:p text:style-name="P98">экономическая</text:p>
          <text:list>
            <text:list-item>
              <text:p text:style-name="P99"><text:span text:style-name="T4">выражается в его активном и непосредственном регулировании и развитии экономических отношений в обществе. Закрепление и охрана чатной и иных видов собственности на орудия с редства </text:span><text:soft-page-break/><text:span text:style-name="T4">производства, на произведённые материальные и духовные блага, установление налогов, таможенных пошлин и иных сборов. </text:span></text:p>
            </text:list-item>
          </text:list>
        </text:list-item>
        <text:list-item>
          <text:p text:style-name="P98">Политическая</text:p>
          <text:list>
            <text:list-item>
              <text:p text:style-name="P98">Сводится к обеспечению государственной и общественной безопасности страны, ведению активной борьбы с терроризмом, коррупцией, <text:s/>хищниями и иными преступлениями, подавлению попыток отдельных слоёв общества свергнуть существующее государство вооружённым или иным незаконным путём; установление порядка и пределов деятельности общественным объединениям, политическим партиям, органам местного самоуправления. </text:p>
            </text:list-item>
          </text:list>
        </text:list-item>
        <text:list-item>
          <text:p text:style-name="P98">Идеалогическая</text:p>
          <text:list>
            <text:list-item>
              <text:p text:style-name="P98">Понимается как его деятельность по политическому и правовому воспитанию населения. С помощью средств массовой информации государство пытается уверить Своих граждан в том, что существующая власть, оганы управления страной являются оптимальными для данных общественных и политических условий. И делают всё возможное, чтобы улучшить положение всего населения страны. Кроме того государство ведёт активную борьбу с враждебными ему идеалогиями.</text:p>
            </text:list-item>
          </text:list>
        </text:list-item>
        <text:list-item>
          <text:p text:style-name="P98">Социальная</text:p>
          <text:list>
            <text:list-item>
              <text:p text:style-name="P98">Состоит прежде всего в материальной поддержке тех граждан, которые не имеют достаточных средств к существованию. Предастовление бесплатного образования, медицинского обслуживания, выплата пособий по безработице, пенсий по старости, инвалидности и иным основаниям. </text:p>
            </text:list-item>
            <text:list-item>
              <text:p text:style-name="P98">Важнейшая функция тут — по охране труда. Экономической безовапности населения и др.</text:p>
            </text:list-item>
          </text:list>
        </text:list-item>
        <text:list-item>
          <text:p text:style-name="P98">Функция охраны прав и свобод граждан. </text:p>
          <text:list>
            <text:list-item>
              <text:p text:style-name="P98">В числе основных мер по охране прав и свобод граждан можно назвать осуществляемы государством контроль за соответствием законов и иных норматьвных актов конституцией РФ. Активную борьбу с преступностью, создание демократического прядка рассмотрения жалоб и заявлений граждан. Обеспечить безопасность населения и тд. </text:p>
            </text:list-item>
          </text:list>
        </text:list-item>
      </text:list>
      <text:p text:style-name="P5"><text:span text:style-name="T13">Внешние функции</text:span><text:span text:style-name="T4">:</text:span></text:p>
      <text:list xml:id="list15591827851" text:style-name="L5">
        <text:list-item>
          <text:p text:style-name="P100">Поддержание мира и мирного сосуществования</text:p>
        </text:list-item>
        <text:list-item>
          <text:p text:style-name="P100">Обеспечение делового партнёрства и сотрудничества. </text:p>
        </text:list-item>
        <text:list-item>
          <text:p text:style-name="P100">Защита государственного строя от вооружённых посягательств извне со стороы других гоусдарств.</text:p>
        </text:list-item>
      </text:list>
      <text:p text:style-name="P2"><text:span text:style-name="T4">Современная политикар </text:span><text:span text:style-name="T13">россии </text:span><text:span text:style-name="T4">выдвигает и осуществляет следующие </text:span><text:span text:style-name="T13">внешние </text:span><text:span text:style-name="T4">функции: <text:s/></text:span></text:p>
      <text:list xml:id="list6652339351" text:style-name="L6">
        <text:list-item>
          <text:p text:style-name="P101">интеграция россии в мироваую экономику (вступили в вто), </text:p>
        </text:list-item>
        <text:list-item>
          <text:p text:style-name="P101">поддержание мироваого порядка</text:p>
        </text:list-item>
        <text:list-item>
          <text:p text:style-name="P101"><text:soft-page-break/>внешнеэкономическое сорудничество и широкое привлечение иностранных инвестиций </text:p>
        </text:list-item>
        <text:list-item>
          <text:p text:style-name="P101">Функция совместного решения с другими государствами глобальных энергетических экономических , демографических и иных пролем современности. </text:p>
        </text:list-item>
      </text:list>
      <text:p text:style-name="P14"/>
      <text:h text:style-name="P216" text:outline-level="2">Форма гоударства.</text:h>
      <text:p text:style-name="P15">Что такое это? Это совокупность его внешних признаков. </text:p>
      <text:p text:style-name="P15">Они укаывают на то, как организована власть в государстве и какими методами она осуществляется. </text:p>
      <text:p text:style-name="P15">Форму государства характеризуют 3 элемента:</text:p>
      <text:list xml:id="list4041555931" text:style-name="L7">
        <text:list-item>
          <text:p text:style-name="P105">Форма управления</text:p>
          <text:list>
            <text:list-item>
              <text:p text:style-name="P105">Это организация высшей формы власти в государстве. Делятся по этому признаку на:</text:p>
              <text:list>
                <text:list-item>
                  <text:p text:style-name="P105">монархии</text:p>
                  <text:list>
                    <text:list-item>
                      <text:p text:style-name="P105">это такая форма правления, когда верховная власть в государстве полностью или частично находится в руках монарха. То есть лицо, которое занимает престол <text:s/>по наследству или путём выборов. Есть 3 вида монархий:</text:p>
                      <text:list>
                        <text:list-item>
                          <text:p text:style-name="P105">Абсолютная. Государство, в котором власть монарха неограничена никакими друшгими органами госудаоства. <text:s/>Была в древних странах. Сохранилась сейчас в суадовской аравии. Бахрейн, Катар, Кувейт. </text:p>
                        </text:list-item>
                        <text:list-item>
                          <text:p text:style-name="P105">Ограниченная. Англия, бельгия, Норвегия и тд. Полномочия монархов ограничены чем-либо. Каким-либо другим обраном государства . Либо парламентом, либо правительством. Возможности короля в управлении страной чаще всего незначительны. Король царствует, но не правит. </text:p>
                        </text:list-item>
                        <text:list-item>
                          <text:p text:style-name="P105">Дуалистическая. Германия конца 19, начала 20 веков. Действуют как бы 2 нз власти: законодательная и исполнительная. Исполнительная полностьб за монархом. Законодательная принадлежит парламенту, состоящему из избранных народом представителей и выражающая интересы буржуазии и других слоёв населения. В современном мире в морокко и иордании только.</text:p>
                        </text:list-item>
                      </text:list>
                    </text:list-item>
                  </text:list>
                </text:list-item>
                <text:list-item>
                  <text:p text:style-name="P105">Республики. Проедставляте собой такую форму управления, при которой высшие органывласти избирабюся на определённый срок. Делятся на: </text:p>
                  <text:list>
                    <text:list-item>
                      <text:p text:style-name="P102"><text:span text:style-name="T26">П</text:span><text:span text:style-name="T25">резидентские. Президентские характеризуются тем, что во главе государства находится президент, избираемый </text:span><text:span text:style-name="T25">всенародно и обладающий очень широкими полномочиями. Он и глава государства, и правительств. Примеры США, Аргентина, Мексика, Бразалия, Боливия и тд.</text:span></text:p>
                    </text:list-item>
                    <text:list-item>
                      <text:p text:style-name="P102"><text:soft-page-break/><text:span text:style-name="T26">П</text:span><text:span text:style-name="T25">арламентские. <text:s/>Характеризуется тем, что глава государства — выборное должностное лицо. И имеет очень небольшие полномочия. </text:span><text:span text:style-name="T26">Его роль в формировании правительства и упралении страной номинальна. Он не взглавляет правательство (оно возглавялется премььером), зато правительство несёт ответственность перед парламентом, который может распутитсь правительство это. Австиря, Италия, Германия, Финляндия, Израиль и тд.</text:span></text:p>
                    </text:list-item>
                    <text:list-item>
                      <text:p text:style-name="P106">Смешанная. В ней как бы смешаны элементы и президентской, и парламентской республик. Так во франции президент избирается всенародно, обладает очень широкими полномочиями, обнако он не возглавляет правительства. То же самое и в россии.</text:p>
                    </text:list-item>
                  </text:list>
                </text:list-item>
              </text:list>
            </text:list-item>
          </text:list>
          <text:p text:style-name="P105"/>
        </text:list-item>
        <text:list-item>
          <text:p text:style-name="P105">Форма государственного устройства</text:p>
          <text:list>
            <text:list-item>
              <text:p text:style-name="P106">Это его нацианально- территориальная организиция. Соотношение между государстовм в целом и <text:s/>его составнвми территориальными единицами. По этому признаку <text:s/>все государства делятся на </text:p>
              <text:list>
                <text:list-item>
                  <text:p text:style-name="P106">Унитарные. Простое, единое государство. Оно делится на административные территориальные ндиницы, которые могут называться по-разному. Области, округи, район и тд. 1 паралмент на всю страну, 1 правительство и 1 президент. Мононациональные государствва как правило. Италия, япония, болгария и тд. </text:p>
                </text:list-item>
                <text:list-item>
                  <text:p text:style-name="P103"><text:span text:style-name="T26">Федеративные. Сложное союзное государство. Оно возникает в рещультате объединения ряда государств. После объединентя они становятся членами или суюъектами федерациию Они млогут называться штатами, землями, и др, и иметь собственное административно-терр деление. В федерациях созданы и функционируют 2 системы органов власт. На федеральном уровне и на уровне субъектов федерации. </text:span><text:span text:style-name="T27">США, РФ, ГЕРМАНИЯ, тд. Индия ещё. </text:span></text:p>
                </text:list-item>
                <text:list-item>
                  <text:p text:style-name="P104"><text:span text:style-name="T27">Есть ещё конфедерация. Омг, а мы-то не знали! <text:s/>Сколько раз об этом рассказывать будете? Это союз государств, которые сохраняют свой суверенитет, независимость, объединяются для достижения каких-либо целей. Субъекты конфедерации имеют право свободного выхода их союза, чего нет в федерацях. В предсметы ведния конфедерации входит небольшой круг вопросиов: войны и мира, внеш политики, формир единой армии, общей системы коммуникаций, разрешения опров между членами конфедерации. В ней образуются только те государственные органы, которые необходимы для осуществления задач, предусмотренных договором. <text:s/>Праламент конфедерации формируется его </text:span><text:span text:style-name="T27">субъектами и органами его субъектов. Бюджет формируется за счёт добросольных взносов субъекта. Тат нет единого гражданства, как правило отсутствует единая система денежного обращения. <text:s/>Каждое государство — это </text:span><text:soft-page-break/><text:span text:style-name="T27">полноправный субъект международного права. Примерами конфкдераций могут быть швейцария до 1836 года. Можно </text:span><text:span text:style-name="T28">оту дитный ов кре</text:span><text:span text:style-name="T27">считать ООН, СНГ, ЕС. </text:span></text:p>
                </text:list-item>
              </text:list>
            </text:list-item>
          </text:list>
        </text:list-item>
        <text:list-item>
          <text:p text:style-name="P105">Политический режим </text:p>
          <text:list>
            <text:list-item>
              <text:p text:style-name="P107">определяет методы, способы и приёмы, с помощью которых осуществляется государственная власть. Обычно разделяют <text:span text:style-name="T29">2</text:span> вида политического режима:</text:p>
              <text:list>
                <text:list-item>
                  <text:p text:style-name="P108">демократический. </text:p>
                  <text:list>
                    <text:list-item>
                      <text:p text:style-name="P108"><text:span text:style-name="T29">Граждане пользуются общепризнанными правами и свободами, а государство из не только прзнаёт, но и гарантирует и защищает их. Кроме того, тут закреплено (ст 13 конституции РФ) идеалогическое и политическое разнообразие. Разрешена деятельность оппозиционных политических партий, то есть <text:s/>тех политических партий, которые не одобряжт деятельность правительства, властей, и всячески стремятся изменить политику правительства законными средствами. Прежде всего, путём участия в выборах депутатов в высшие и местные органы власти с тем, чтобы как можно больше провести членов своей партии в органы власти. Как правило, победившие на демократических выборах политические партии имеют право формировать правительство, и, таким образом, проводить свою политику. </text:span><text:span text:style-name="T30">Особенно ярко выражено там, где ярко выражена двухпартийная система (сша, вбр). <text:line-break/>Демократия как политический режим общества характеризуется таким взаимоотношением госудаства с начселением, при котором наслению предоставляется права: </text:span></text:p>
                      <text:list>
                        <text:list-item>
                          <text:p text:style-name="P110">избирать представительные органы власти (парламент, огрыны местного самоуправления, а также президента страны.</text:p>
                        </text:list-item>
                        <text:list-item>
                          <text:p text:style-name="P108"><text:span text:style-name="T30">Участвовать в референдумах. Население непосредственно участвует в законотворческом процессе, и само в ходе тайного голосования решает вопрос о принятии закона. <text:s/></text:span><text:span text:style-name="T31">Закон считается принятым при условии того, что за него проголосовало большинство взрослого населения страны, принявшее участие в референдуме. </text:span></text:p>
                        </text:list-item>
                        <text:list-item>
                          <text:p text:style-name="P111">Выражать свою политическую волю, свободу слова путём беспрепятственного участия в митингах, шествиях с других мероприятиях.</text:p>
                        </text:list-item>
                        <text:list-item>
                          <text:p text:style-name="P111">Вступать в разного рода общественные объединения и политические партии. Принимать активное учстие в их деятельности. </text:p>
                        </text:list-item>
                        <text:list-item>
                          <text:p text:style-name="P111">Защищать предоставленные конституцией и законами права от любых поясягательств, в том числе и незаконных решений органов государства и <text:soft-page-break/>должностных лиц путём обращения в судебные и иные компетентные государственные органы. </text:p>
                        </text:list-item>
                      </text:list>
                    </text:list-item>
                  </text:list>
                </text:list-item>
                <text:list-item>
                  <text:p text:style-name="P107"><text:span text:style-name="T31">Н</text:span>едемократический. Тут остановились.<text:span text:style-name="T31">Характеризуется тем, что при осуществлении власти органы государства не соблюдают демократические принципы или нормы, постоянно или часто их нарушают. </text:span><text:span text:style-name="T32">В таком государстве грубо нарушаются права и свободы граждан, подавляется оппозиция (иногда очень жётстко), а иногда устраняются такие институты власти, как парламент. </text:span></text:p>
                  <text:list>
                    <text:list-item>
                      <text:p text:style-name="P112">Деспотический. Страны древнего востока, при которых правитель обладает неограниченной властью, имеющую божественное обоснование, а всё государственное управление основано на безусловном подчинении ему. Отличительный признак — видимость легитимности народной поддержке. <text:s/></text:p>
                    </text:list-item>
                    <text:list-item>
                      <text:p text:style-name="P112">Тиранический. При нём правитель узурпирует власть.Закхватывает. Но существует широкая оппозиция, которая подавляется жестокими репрессиями. <text:s/>В целом же такой режим нелегитимен. </text:p>
                    </text:list-item>
                    <text:list-item>
                      <text:p text:style-name="P109"><text:span text:style-name="T33">Тоталитарный. </text:span><text:span text:style-name="T34">Для него характерно господство одной идеалогии, наличие сильного, в целом легитимного лидера, азвитая карательная система. В рамках этого режима происходит тотальное принудительное вовлечение практически всего населения в различные государственные, партийные, военные или государственно-общественные организации. Происходит инфильтрация всего правящего аппарата членами правящей партии. Это приводит к сращиванию партийных и правящих организаций. </text:span></text:p>
                    </text:list-item>
                    <text:list-item>
                      <text:p text:style-name="P109"><text:span text:style-name="T33">Военный. </text:span><text:span text:style-name="T35">Страны латинской Америки и Африки. Верховная власть кратковременно узурпируется отдельной группой военных или политиков, </text:span><text:span text:style-name="T36">либо отдельным лицом. <text:s/>В таком случае действие контитуции приостанавливаестся, распускается политические партии, и самммово ограничиваются прва и свободы. В дальнейшем. После асправы с прошлым правительством, такой режим вынуэжен назначить новые выборы, без которых он просто перестанет существовать. </text:span><text:span text:style-name="T37">Можно отнести сюда и чрезвычайный режим, который вводится при нападениях одного государства на другое, массовых беспорядках, стихийных бедствиях. Он устанавливается легитимным главой государства с согласием <text:s/>легитимных представительных органов. </text:span><text:span text:style-name="T38">В нём ограничивается ряд прав и свобод граждан, но оно не носит всеобщего или массового характера. </text:span></text:p>
                    </text:list-item>
                    <text:list-item>
                      <text:p text:style-name="P109"><text:span text:style-name="T33">Авторитарный.</text:span><text:span text:style-name="T38">Имеет свои отл признак – концентрация и государственной, и политической власти в одних руках. Это может быть отдельный харизматичный лидер, правящая партия, группировака, определяющий прзнак такого режима: можно всё, вроме политики. От тоталитароного </text:span><text:soft-page-break/><text:span text:style-name="T38">режима отличается тем, что <text:s/></text:span><text:span text:style-name="T39">при нём не происхоит огосударствления экономики культуры, социальной сферы. Государство не пытается вторгнуться в личную жизнь граждан. Существует определённый уровень автономии и хозяйствующих субъектов. <text:s/>Для решения отдельных вопросов власть может прибегать и к внеправовым методам, но только в крайнем случае и на коротное время. </text:span><text:span text:style-name="T40">В целом же преобладают административно-комантные методы управления. Иногда в рамках данного режима существует декоративная оппозиция. Могут формально закрепляться права и свободы личности, </text:span><text:span text:style-name="T41">политический плюрализм, существование местного самоуправления, отдельные элементы гражданского общества.</text:span></text:p>
                    </text:list-item>
                    <text:list-item>
                      <text:p text:style-name="P109"><text:span text:style-name="T33">Идиократический тип правления. </text:span><text:span text:style-name="T42">Тут же у нас фактически правят не люди, а система идей, идеалогия, следование которым является общеобязательным. <text:s/>И обеспечивается силой государствнного принуждения. </text:span><text:span text:style-name="T43">Во главе такого государства может стоять один человек. Или группа людей, однако, в отличие <text:s/>от тоталитароного режима, где происходит тотальный контроль над мыслями и образом жизни граждан, </text:span><text:span text:style-name="T44">при идеократическом режиме государство контролирует только отдельные сферы, </text:span><text:span text:style-name="T45">чаще всего, нравственную и религиозную. В остальном обесвпечивается автономия личности. </text:span><text:span text:style-name="T46">Приисущ исламским теократическим государствам. Где имеет место сращивание религиозной и государственной власти. </text:span></text:p>
                    </text:list-item>
                  </text:list>
                </text:list-item>
              </text:list>
            </text:list-item>
          </text:list>
        </text:list-item>
      </text:list>
      <text:p text:style-name="P19"/>
      <text:h text:style-name="P217" text:outline-level="2">Понятия и признаки правового госудврства</text:h>
      <text:p text:style-name="P20">В нашей стране заговориди о нём в 1988 году где-то. В теории понятие вроде как было, но реально нет .</text:p>
      <text:p text:style-name="P16"><text:span text:style-name="T46">Согласно статье 1 конституции РФ, аша страна представляет собой правовое государство, </text:span><text:span text:style-name="T47">и тем самым ориентируется на всемерное развитие и укрепление прав и свобод граждан, на устранение любого произвола, насилия над личностью.</text:span></text:p>
      <text:p text:style-name="P21">Идеи правового государства своими корняи уходят в античное общество. Платон, Аристотель, Демокрит, и другие мыслители прошлого высказывали немало ценных мыслей о правовом государстве. </text:p>
      <text:p text:style-name="P22">Если говорить о современном понятии, то в его основу положены понятия Канта, Монтескье, Гегеля и других мыслителей 18-19 веков. <text:s/>Критикуя феодальные государства как полицейско-бюрократическое, где царит произвол над человеком, его правами, свой идеал мыслители видели в правововм государстве. </text:p>
      <text:p text:style-name="P22">В его основе лежит свобода личностис её неотъемлимыми и неотчуждаемыми правами. Взаимодействие личностей и государства основывается на праве и верховентсве закона. <text:s/></text:p>
      <text:p text:style-name="P22"><text:soft-page-break/>Государственный аппарат устроен таким образом, что никакой орган государства не может узурпировать, присвоить себе всю государственную власть в ущерб правам человека и другим ветвям власти. </text:p>
      <text:p text:style-name="P22">Правовое государство — это демократическое государство, в котором обеспечивается верховенство закона, последовательно проводится принцип <text:s/>разделения властей, а также признаются и гарантируются права и свободы человека. </text:p>
      <text:p text:style-name="P22"/>
      <text:p text:style-name="P23">Признаки правового <text:s/>государства.</text:p>
      <text:list xml:id="list3435072011" text:style-name="L8">
        <text:list-item>
          <text:p text:style-name="P116">Господство права. Всё, находящееся на территории государства, подчиняются Праву. Это граждане этого государства и иностранцы, лица без гражданства и тд тд тд.</text:p>
        </text:list-item>
        <text:list-item>
          <text:p text:style-name="P116">Верховенство закона. Означает, что законы обалдают высшей юридической силой в системе правовых норм государства. Все иные нормативные правовые акты не должны противоречить законам. Действуют на основе и в рамках установленных законов органы государства призваны обеспечить обязательность значения и неукоснительные дейстия закона в реальной жизни, принимать необходимые меры к устранению всех и всяческих препятствий на пути их реализации. </text:p>
        </text:list-item>
        <text:list-item>
          <text:p text:style-name="P117">Ллля</text:p>
        </text:list-item>
        <text:list-item>
          <text:p text:style-name="P113"><text:span text:style-name="T48">лляляляля. Разделение власти на 3 ветви произведено для того чтобы не было сосредоточения влстаи в одних руках. Это система сдержек и противовеса. </text:span><text:span text:style-name="T49">Каждая из ветвей власти самомтоятельна, независима и не подчинаяется никому. Но взаимодействуют и работают в пределах своей компетенции. Для правового государства особенно важен независимый суд, способных охранять права и свободы граждан, защищать их от произвола гос-ва. </text:span><text:span text:style-name="T50">Никто не может вмешиваться в суд.</text:span></text:p>
        </text:list-item>
        <text:list-item>
          <text:p text:style-name="P114"><text:span text:style-name="T50">Собюдение прав и свобод человека. </text:span><text:span text:style-name="T51">Признаются и гарантируются права и свободы человека, закреплённые нормами меджународного права и конституциями современных государств. Права и свободы даны человеку от рождения, они неотчуждаемы.</text:span></text:p>
        </text:list-item>
        <text:list-item>
          <text:p text:style-name="P118">Характерная черта правового государства — последовательное проведение принципа равноправия граждан, независимо от пола, расы, национальности, языка, происхождения, отношения к религии и тд. </text:p>
        </text:list-item>
        <text:list-item>
          <text:p text:style-name="P115"><text:span text:style-name="T52">Высокий уровень правовой культуры. Важнейший показатель правовой культуры — уровень правовсознания в обществе. Это совокуность правовых взглядов, в которых выражено отношение к праву, степень осознанияя необходимости выполнения требований закона. Уровень правовой кульуты — то, как выражается знание </text:span><text:span text:style-name="T52">дейчствующего законодательства, уважение к праву в соблюдении правовых норм.</text:span></text:p>
        </text:list-item>
        <text:list-item>
          <text:p text:style-name="P119">Развитие и совершенствование демократии. Правовое государство, будучи демократическим по своей сути, предоставлет самые широкие права всем гражданам на участие в управлении делами <text:soft-page-break/>государством как прямо, так и через своих представителей. В том числе, право избирать и быть избранными в органы государственной власти и местного самоуправления. Участвовать в референдумах, конкурсах на замещение вакантных должностей гос служащих в отправлении правосудия. </text:p>
        </text:list-item>
        <text:list-item>
          <text:p text:style-name="P119">Своримроввано развитое гражданское общество и наличие определённой оппозиции.</text:p>
        </text:list-item>
      </text:list>
      <text:p text:style-name="P24"/>
      <text:h text:style-name="P218" text:outline-level="2">Государство и гражданское общество</text:h>
      <text:p text:style-name="P24">Общество и государство как обган упарвления его делами не является тождественными явлениями. Между ними существую сложные и противоречивые связи взаимоотношения. <text:s/>Суть их сводится к тому, чтобы общество могло существовать на подлинно демократической основе, а в государство не превышало бы своих полномочий и без законных к тому оснований не вмешивалось бы в дела общества. </text:p>
      <text:p text:style-name="P24">Что такое гражданское общество? Какова сфера его итересов? </text:p>
      <text:p text:style-name="P17"><text:span text:style-name="T52">Это всё, что характеризует человеческое бытие за вычетом государства, его органов, и его деятельности. </text:span><text:span text:style-name="T53">Это семья, нация, и иные социальные группы, классы. </text:span></text:p>
      <text:p text:style-name="P25">Вделяют 3 сферы деятельности гражданского общества:</text:p>
      <text:list xml:id="list12562572991" text:style-name="L9">
        <text:list-item>
          <text:p text:style-name="P120">Экономика. Процессы производства, распределения и потребления материальных благ. </text:p>
        </text:list-item>
        <text:list-item>
          <text:p text:style-name="P120">Культура. Социально-културная сфера. Получение людьми общего и профессионального образования. Создание произведений культуры, науки и искусства. <text:s/>Медицинское обслуживание, занятие спортом. </text:p>
        </text:list-item>
        <text:list-item>
          <text:p text:style-name="P120">Политика.Отношения, связанные с участием населения граждан в делах государства. Выборы, референдум и тд. Осуществление подлинного наро ляляля.</text:p>
        </text:list-item>
      </text:list>
      <text:p text:style-name="P25">Государство вторгается в экономику, культуру и политику, но вмешательство должно быть минимавльным и разумным. Установить грань разусмного вмешательства не так и просто. Иногда покушается на права и свободы человека. Чтобы <text:s/>правильно взаимодествовало общество и государство, в государстве действуют общественные объединения. </text:p>
      <text:p text:style-name="P25">Основное назначение обещественных обединений видится в том, чтобы обхединяьт людей в единое целое, <text:s/>и в случае необходимости достойно противостоять всяческим попыткам государства нарушить права и свободы как отдельной личности, так и общества в целом. <text:s/></text:p>
      <text:p text:style-name="P18"><text:span text:style-name="T54">Одновременно в гос обществе образуются и действуют политические партии. Основная задача их видится в непосредственном участии в дела государства и даже в подчинении себе его органов. <text:s/>Только овладев го </text:span><text:span text:style-name="T54">аппаратом партия сможет проводить реформы в обществе сообразно собственному пониманию целей и задач современного общества. </text:span></text:p>
      <text:p text:style-name="P25"/>
      <text:p text:style-name="P25"/>
      <text:p text:style-name="P25"><text:soft-page-break/>Дальше право будет. Гос<text:span text:style-name="T55">у</text:span></text:p>
      <text:p text:style-name="P25"/>
      <text:h text:style-name="P85" text:outline-level="1"><text:span text:style-name="T55">Понятия и признаки п</text:span>рав<text:span text:style-name="T55">а</text:span></text:h>
      <text:p text:style-name="P28">Право — система как общеобязательных формально определённых юридических норм, которые утсанавливаются либо санцкионируются государством, охраняются от нарушений мерами государственного воздействия и служат регулятором общественных отношений.</text:p>
      <text:p text:style-name="P29">Рассматирвается в 2 значениях: </text:p>
      <text:list xml:id="list5320635191" text:style-name="L10">
        <text:list-item>
          <text:p text:style-name="P123">Объективном - это совокупность общеобязательных правил поведения.</text:p>
        </text:list-item>
        <text:list-item>
          <text:p text:style-name="P123">Субъективном — это право, принадлежащее конкретному физическому или юридическому лицу. <text:s/>Такой право юридически обеспечивает свободу лица,д аёт ему возможность проявлять самостоятельностьи и инициативу. <text:s/>Баризуется на объективном. </text:p>
        </text:list-item>
      </text:list>
      <text:p text:style-name="P26"><text:span text:style-name="T56">Отметим, что право тесно связано с государством. </text:span><text:span text:style-name="T57">Право не может существовать без государства, т. к. именно государство породлает право и гарантирует реализацию правовых норм. </text:span><text:span text:style-name="T58">В свою очередь, государство не может сущетсвовать бещ права, так как лишается инструмента, с помощью которого регулируются общественные отношения.</text:span></text:p>
      <text:p text:style-name="P30"/>
      <text:p text:style-name="P31">Функции права:</text:p>
      <text:list xml:id="list171834403" text:style-name="L11">
        <text:list-item>
          <text:p text:style-name="P124">Регулятивная. Упорядочивание общественных отношений путём закрепления существующих общественных связей и порядков и обеспечения активного поведения тех или иных субъектов. </text:p>
        </text:list-item>
        <text:list-item>
          <text:p text:style-name="P121"><text:span text:style-name="T58">Охранительная. </text:span><text:span text:style-name="T59">Установление мер юридической защиты и юридической ответственности. Порядка их возложения. </text:span></text:p>
        </text:list-item>
      </text:list>
      <text:p text:style-name="P36"/>
      <text:p text:style-name="P32">Признаки права:</text:p>
      <text:list xml:id="list1593823941" text:style-name="L12">
        <text:list-item>
          <text:p text:style-name="P125">Общеобязательность. Право регулирует поведение каждого лица, находящегося в нормативно предусмотренной ситуации. Нието не выпадает из-под дейтствия права. <text:s/>Все субъекты без исключения должны выполнять требования закона. <text:s/>Право носит всеобщий характер, распространяя своё действие на всю территорию страны, на всё её население. <text:s/>При этом правовые нормы обязательны для всех, в том числе, и для государства. </text:p>
        </text:list-item>
        <text:list-item>
          <text:p text:style-name="P125">Нормативность. Исходящие от государства властные предписания можно разделить на 2 группы: </text:p>
          <text:list>
            <text:list-item>
              <text:p text:style-name="P125">Индивидуально-правовые. Конкретные указания. Это правила общего характера</text:p>
            </text:list-item>
            <text:list-item>
              <text:p text:style-name="P122"><text:span text:style-name="T60">Нормативные . Общего характера. <text:s text:c="41"/><text:line-break/><text:line-break/>Право — система норм. Не конкретных указаний, кому что и как делать, а наиболее общих типичных моделей поведения. Именно поэтому правовые нормы часто называют образцами, эталонами, </text:span><text:soft-page-break/><text:span text:style-name="T60">критериями правомерного поведения, в соответствии с которыми строится поведение кжадого лица, попавшего в нормативно-регламентиовпнную ситуацию.</text:span></text:p>
            </text:list-item>
          </text:list>
        </text:list-item>
        <text:list-item>
          <text:p text:style-name="P125">Формальная определённость. Предполагает закрепление правовых норм в определённых источниках, принятых по стаовленной процедуре. <text:s/>Правовые норма официльно закрепляются законом, указом, постановлением или иным способом, содержащим обязаельные рекцизиты (наименовпание, нумерация акта, дата, подпись уполномоченного лица). Неопубликованный закон к применению не подлежит.</text:p>
        </text:list-item>
        <text:list-item>
          <text:p text:style-name="P125">Системность. Право представляет собой стройную целостную систему норм. Это организованное множество структурных элементов, определённым образом систематизированных и взаимодействующих меджду собой. </text:p>
        </text:list-item>
        <text:list-item>
          <text:p text:style-name="P122"><text:span text:style-name="T60">Процедурность. </text:span><text:span text:style-name="T61">Право как система норм включает в себя чёткие процедуры создания, применения, защиты. <text:s/>Процедурные правила, процессуальный порядок — характерный признак права, определяющий его связь с государственным аппаратом. </text:span><text:span text:style-name="T62">Прежде всего, со специализированными органами: суд, полиция и тд.</text:span></text:p>
        </text:list-item>
        <text:list-item>
          <text:p text:style-name="P126">Обеспеченность исполнения принудительной силой государства. Свидетельствует этот признак о поддержке требований права государством. Если предписания не исполняются добровольно, государство принимает необходимые меры юридической ответственности. (нарушение законов уголовного кодекса ведёт к наказанию. И тд.)</text:p>
        </text:list-item>
      </text:list>
      <text:p text:style-name="P38"/>
      <text:h text:style-name="P219" text:outline-level="2">Право в системе социальных норм.</text:h>
      <text:p text:style-name="P37"/>
      <text:p text:style-name="P39">В обществе есть 2 системы норм: технические и социальные. </text:p>
      <text:list xml:id="list1121746421" text:style-name="L13">
        <text:list-item>
          <text:p text:style-name="P127">Технические — это правила, характеризу.щие отношение людей к природе, технике, орудиям и средствам производства. Если не выполняются технические нормы, то это приводит к техническим апариям. Катастрофам и тд.</text:p>
        </text:list-item>
        <text:list-item>
          <text:p text:style-name="P128">Социальные - <text:s/>правила поведения, регулирующие отношения между людьми. <text:s/>Национальный обячай, обычай народов, религиозные нормы, корпоратиные нормы, нормы традиций, нормы жизни общественных обхединений, политических партий. Нормы морали, нормы права. </text:p>
        </text:list-item>
      </text:list>
      <text:p text:style-name="P40"/>
      <text:p text:style-name="P40">В чём отличие нормы морали и нормы права?</text:p>
      <text:list xml:id="list580114630" text:style-name="L14">
        <text:list-item>
          <text:p text:style-name="P129">Нормы права установлены государством. Нормы же морали формируются в самом обществе помимо государства. </text:p>
        </text:list-item>
        <text:list-item>
          <text:p text:style-name="P129">В нормах права выражена госуратсвенная воля, а в нормах морали общественное мнение.</text:p>
        </text:list-item>
        <text:list-item>
          <text:p text:style-name="P130"><text:soft-page-break/><text:span text:style-name="T63">Правовые нормы реализуются в случае надобности принудительнй силой государством. </text:span><text:span text:style-name="T64">Нормы морали силой общественного мнения. </text:span></text:p>
        </text:list-item>
        <text:list-item>
          <text:p text:style-name="P131">Нормы морали регулируют более широкий круг общественных отношений.</text:p>
        </text:list-item>
        <text:list-item>
          <text:p text:style-name="P132">В праве критерии оценок — правомерно\неправомерно, а в морали честно\нечестно.</text:p>
        </text:list-item>
      </text:list>
      <text:p text:style-name="P41">Право и мораль чаще всего действуют в одном направлении. Часто суд обращаетяс к моральным нормам с тем, чтобы правильно понять, такие категории, как оскорбление чести и достоинства, дерзость, цинизм и тд.</text:p>
      <text:p text:style-name="P41"/>
      <text:h text:style-name="P86" text:outline-level="1">Нормы права, понятин, признаки, струтура, виды правовых норм. </text:h>
      <text:p text:style-name="P41">Норма (лат) - правило, образец. </text:p>
      <text:p text:style-name="P41">Норма права — общеобязательное правило поведения людей и их коллективов путём предоставления им субъективныъ прав и возложения на них соответствующих юридических обязанностей. </text:p>
      <text:p text:style-name="P41">Норма состоит из правил поведения, которые своей совокупностью образуют правовую систему государства.</text:p>
      <text:p text:style-name="P41">Норма права — основа, первичная клеточка системы права.</text:p>
      <text:p text:style-name="P41"/>
      <text:p text:style-name="P41">Признаки.</text:p>
      <text:list xml:id="list2156518412" text:style-name="L15">
        <text:list-item>
          <text:p text:style-name="P133">Правовая норма устанавливается или санкционируется государством, содержится только в официальных государственных актах(законах, укаах, постановлениях и тд).</text:p>
        </text:list-item>
        <text:list-item>
          <text:p text:style-name="P133">Норма права — общеобязательное привило поведения людей в обществе. Она создаётся для всех людей как возможных <text:s/>или реальных <text:s/>участницах правоотношений.</text:p>
        </text:list-item>
        <text:list-item>
          <text:p text:style-name="P135">Правовая норма определяет общеобязательные границы возможного и должного поведения людей.</text:p>
        </text:list-item>
        <text:list-item>
          <text:p text:style-name="P135">Юридическая норма представляет собой чётко выраженные детализированные правила поведения. Правовые нормы закрепляются строго определённые права и обязанности субъектов права.</text:p>
        </text:list-item>
        <text:list-item>
          <text:p text:style-name="P135">Правовая норма предоставляет свободу действий, направленных на удовлетворение законных прав и интересов субъекта. Обязывает совершать или не совершать определённые действия, ограничивая тем самым произвол и вседозволенность. </text:p>
        </text:list-item>
        <text:list-item>
          <text:p text:style-name="P134"><text:span text:style-name="T65">Осуществление юридической нормы при необходимости обеспечивается мерами государственного принуждения. В случае нарушения установленного правовой нормой дозволенного или необходимого поведения, к правонарушителям примеряются меры государственной юрридической ответственности. Это позволяет </text:span><text:soft-page-break/><text:span text:style-name="T65">надёжно защитить законные права и интересы граждан, юридических лиц, государства.</text:span></text:p>
        </text:list-item>
      </text:list>
      <text:p text:style-name="P42"/>
      <text:p text:style-name="P42">Юридическая норма — выраженная в законах и иных источниках права <text:s/>общеобязательное правило поведения, выступающее в качестве образца возможного <text:s/>или должного поведения, охраняемое от нарушений мерами государственного принуждения. </text:p>
      <text:p text:style-name="P42"/>
      <text:h text:style-name="P220" text:outline-level="2">Структура нормы права.</text:h>
      <text:p text:style-name="P42">Правовая норма состоит из 3 элементов: </text:p>
      <text:list xml:id="list607792755" text:style-name="L16">
        <text:list-item>
          <text:p text:style-name="P136"><text:span text:style-name="T65">Гипотеза. (предположение) это элемент правовой нормы, уазывающий на условия , при которых возникают права и обязанности. </text:span><text:span text:style-name="T66">Иными словами, она содержит указания на конкретные жизненные обстоятельства, при которых данная норма вступает в действие.</text:span><text:span text:style-name="T65"> </text:span></text:p>
        </text:list-item>
        <text:list-item>
          <text:p text:style-name="P136"><text:span text:style-name="T65">Диспозиция. </text:span><text:span text:style-name="T66">(Распоряжение) — само правило поведения. Права и обязанности участников, предусмотренные гипотезой данной нормы.</text:span></text:p>
        </text:list-item>
        <text:list-item>
          <text:p text:style-name="P136"><text:span text:style-name="T65">Санкция. </text:span><text:span text:style-name="T66">(взыскание) Принудительные меры, которые применяют государственные органы за неисполнение нормы права. Применяется к нарушителю прав и обязанностей, предусмотренных диспозицией. </text:span></text:p>
        </text:list-item>
      </text:list>
      <text:p text:style-name="P44"/>
      <text:h text:style-name="P221" text:outline-level="2">Виды правовых норм.</text:h>
      <text:p text:style-name="P43"/>
      <text:p text:style-name="P45">В зависимости от характера имеющихся предписаний, правовые нормы можно разделить на:</text:p>
      <text:list xml:id="list2048479859" text:style-name="L17">
        <text:list-item>
          <text:p text:style-name="P137">Управомачивающие. Закрепляют субъективные права граждан.</text:p>
        </text:list-item>
        <text:list-item>
          <text:p text:style-name="P137">Обязывающие. Обязывают к чему-либо.</text:p>
        </text:list-item>
        <text:list-item>
          <text:p text:style-name="P137">Запрещающие. </text:p>
        </text:list-item>
      </text:list>
      <text:p text:style-name="P45">По характеру исполнения ?? </text:p>
      <text:list xml:id="list1583951310" text:style-name="L18">
        <text:list-item>
          <text:p text:style-name="P138">Императивные. Повелительные, строго обязательные.</text:p>
        </text:list-item>
        <text:list-item>
          <text:p text:style-name="P138">Диспозитивные. Дают возможность сторонам самим поределять права и обязанности в отдельных случаях. (Договоры, сделки – в них). </text:p>
        </text:list-item>
      </text:list>
      <text:p text:style-name="P45"/>
      <text:h text:style-name="P87" text:outline-level="1">Система права. Отрасли , институты права.</text:h>
      <text:p text:style-name="P43"/>
      <text:p text:style-name="P45">Система права — внутреннее строение права (структура права), выражающаяся в объединении и расположении объективного материала в определённой последовательности. </text:p>
      <text:p text:style-name="P45"><text:soft-page-break/>Система права представляет собой целостное образование, включающее в себя отрасли, институты и нормы права. </text:p>
      <text:p text:style-name="P45">Выделение самомтоятельных жлементов системы права (отраслей и институтов) обусловлено спецификой отношений в различных сферах общественной жизни. </text:p>
      <text:p text:style-name="P45"/>
      <text:p text:style-name="P45">Критеоии деления права на отрасли — предмет и метод правового регулирования. </text:p>
      <text:p text:style-name="P45">Предмет правового регулирования — разнообразные общественные отношения, которые обхективны по своей природе могут поддаваться нормативно-организационному воздействию и в даных социально-политических условиях тербуют такого воздейтсвия. </text:p>
      <text:p text:style-name="P45"/>
      <text:p text:style-name="P45">Предметом правового регулирования служат разнообразные и различные по своему содержанию общественных отношения. </text:p>
      <text:p text:style-name="P45">Не все общественные отношения могут быть предметом правового регулирования, а лишь те их них, которые могут быть охвачены правовым регулированием и правовое реглирование которых в данное время необходимо. </text:p>
      <text:p text:style-name="P27"><text:span text:style-name="T66">Предметом регулирование каждой отрасли права является строго определённкя область общественных отношений, </text:span><text:span text:style-name="T67">качетственно отличающихся от других общественных отношений. Это трдовые, земельные, семейные, имущественные, управленческие и другие.</text:span></text:p>
      <text:p text:style-name="P46"/>
      <text:p text:style-name="P47">Отрасль права — это совокупность норм, регулирующих однородные общественные отношения. Это зачастую трудовые отношения. И тд. </text:p>
      <text:p text:style-name="P47">Метод правового регулирования — совокупность приёмов и способов средств воздействия на поведение участников правоотношений. </text:p>
      <text:p text:style-name="P47">Используются методы:</text:p>
      <text:list xml:id="list948376576" text:style-name="L19">
        <text:list-item>
          <text:p text:style-name="P139">Императивный и <text:s/>диспозитивные</text:p>
        </text:list-item>
        <text:list-item>
          <text:p text:style-name="P139">Альтернативный и рекомендательные</text:p>
        </text:list-item>
        <text:list-item>
          <text:p text:style-name="P139">Поощрение и наказание. </text:p>
        </text:list-item>
      </text:list>
      <text:p text:style-name="P47">Их применение зависит от содержания отношений. Усмотрение законодателем сложившейся правоприменительной практики. Уровня правовой культуры населения. </text:p>
      <text:p text:style-name="P47"/>
      <text:p text:style-name="P47">В теории выделяют 2 метода:</text:p>
      <text:list xml:id="list502791130" text:style-name="L20">
        <text:list-item>
          <text:p text:style-name="P140">Императивный. Основыватся на принципе власти и подчинения. Гос орган какой-то наделяется правами суперюзера, а второй — жалкий юзер, и ничего не может, кроме как подчиняться. </text:p>
        </text:list-item>
        <text:list-item>
          <text:p text:style-name="P141"><text:span text:style-name="T67">Дипозитивный. </text:span><text:span text:style-name="T68">Предполагает, что участники имущественных отношенй самостоятельно и независимы отдин от другого. Они в праве сами по своей воле распоряжаться своим имуществом. </text:span><text:soft-page-break/><text:span text:style-name="T68">Отношения между участниуами гражданского оборота возникают на основе договора, которй заключается свободно с определением прав и обязанностей его сторонами. Споры разрешаются судом.</text:span></text:p>
        </text:list-item>
      </text:list>
      <text:p text:style-name="P48">ХХХ ?? Включает в себя основные отрасли права: конституционное, административное право, гражданское право, уголовное право, земельное право, аграрное право, экологическое, трудовое, финансовое, гражданско-процессуально, уголовно-процессуальное право, арбитражно-процессуальное право и другие. </text:p>
      <text:p text:style-name="P48"/>
      <text:p text:style-name="P48">Вам ещё не надоело это записывать? Мне да. </text:p>
      <text:p text:style-name="P48"/>
      <text:p text:style-name="P48">Первые 4 – базовые отрасли права. </text:p>
      <text:p text:style-name="P48">Top 10 — отрасли материального права. Регулируют права и обязанности, ответственность участников, ответственных <text:s/>за соотв общественные отношения.</text:p>
      <text:p text:style-name="P48">3 последние — отрасли процессуального права. Орпеделяют порядок разрешения споров, конфликтов, раследования и суденого рассмотрения правонарушений. </text:p>
      <text:p text:style-name="P48"/>
      <text:p text:style-name="P48">Отрасль права состоит из институтов права. Призваны регламентировать отдельные участки, фрагменты, стороны общественной жизни.</text:p>
      <text:p text:style-name="P48">Что такое институт права? Обособленная группа юридических норма, регулирующих общественные отношения конкретного вида. </text:p>
      <text:p text:style-name="P48">Юридическая норма, норма права — первичный и конечный структурный элемент права. Да что за бред??? Мда...</text:p>
      <text:p text:style-name="P48"/>
      <text:h text:style-name="P222" text:outline-level="2">Частное и публичное право.</text:h>
      <text:p text:style-name="P49">Право бывает частное и публичное. <text:s/>0_о Да ладно..</text:p>
      <text:p text:style-name="P49">В любое системе права есть нормы, призванные обеспечивать предле всего общезначимые(публичные) интересы, т. е. Интересы общества государства в целом. Можно сюда отнести конституционное прао, уголовное, кголовно-процессуальное, административное, финансовое, военное.</text:p>
      <text:p text:style-name="P49">Есть нормы, защищающие интересы частных лиц. Гражданское право, трудовое право, семейное право, торговое, предпринимательское. </text:p>
      <text:p text:style-name="P49">Публичное право связано с публичной властью, носителем которой является государство. </text:p>
      <text:p text:style-name="P49">Частное право отражает в основном потребности частных лиц (физических и юридических), не обладающих властными полномочиями. </text:p>
      <text:p text:style-name="P49">Таким образом, частное право направлено на удовлетворение потребностей и защиту интересов отдельных лиц, охраняет общие интересы государства.</text:p>
      <text:p text:style-name="P49"><text:soft-page-break/></text:p>
      <text:h text:style-name="P88" text:outline-level="1">Источники права.</text:h>
      <text:p text:style-name="P56">Источники права (формы права) — это способ выражения вовне Государственной воли, юридических правил поведения. </text:p>
      <text:p text:style-name="P56">Выделяют 4 основныые формы права:</text:p>
      <text:p text:style-name="P90"/>
      <text:list xml:id="list547532660" text:style-name="L21">
        <text:list-item>
          <text:p text:style-name="P142">Нормативный правовой акт</text:p>
        </text:list-item>
        <text:list-item>
          <text:p text:style-name="P143"><text:span text:style-name="T14">Правовой обычай</text:span><text:span text:style-name="T69">.</text:span></text:p>
        </text:list-item>
        <text:list-item>
          <text:p text:style-name="P143"><text:span text:style-name="T14">Судебный (юридический</text:span><text:span text:style-name="T15">)</text:span><text:span text:style-name="T14"> предецент</text:span><text:span text:style-name="T69">.</text:span></text:p>
        </text:list-item>
        <text:list-item>
          <text:p text:style-name="P143"><text:span text:style-name="T14">Нормативный договор</text:span><text:span text:style-name="T69">.</text:span></text:p>
        </text:list-item>
      </text:list>
      <text:p text:style-name="P35"/>
      <text:p text:style-name="P50"><text:span text:style-name="T14">Нормативный правовой акт</text:span><text:span text:style-name="T69">. Это правовой акт, содержащий нормы права и направленный на урегулирование определённ</text:span><text:span text:style-name="T70">ых</text:span><text:span text:style-name="T69"> общественных отношений. </text:span><text:span text:style-name="T70">Они издаются органами, обладающими нормотворческой компетенцией. Другое определение: это правовой акт, принятый полномоченным на то органом и содержащий нормы права. <text:s/>К их числу относятся: конституция, законы, подзаонные акты и тд. <text:s/>Нормативный акт — одна из основных и наиболее распространённых совершенных форма современного континентального права германии, Франции, Италии, России и других стран мира. </text:span><text:span text:style-name="T71">Нормативный акт — официальный документ, носитель юридически значимой информации. Он может быть оперативно издан в любой своей части изменён, что позволяет <text:line-break/>относительно быстро реагировать на социальные процессы. </text:span></text:p>
      <text:p text:style-name="P50"><text:span text:style-name="T72">Нормативные акты, как правило, определённым образом систематизированы, что позволяет легко осуществить поиск нужного документа.</text:span><text:span text:style-name="T73"> Нормативные акты поддерживаются государством и охраняются. <text:s/>По юридической силе все они подражделяются на 2 большие группы:з</text:span><text:span text:style-name="T74">аконы</text:span><text:span text:style-name="T73"> и </text:span><text:span text:style-name="T74">подзаконные акты</text:span><text:span text:style-name="T73">. </text:span><text:span text:style-name="T16">Закон</text:span><text:span text:style-name="T73"> - правовой акт юридической силы, принятый в особом процедурном порядке высшими законодательтными ( представительными) ораганами государсвенной власти или референдумом и регулирующие наиболее важные общественные отношения. </text:span><text:span text:style-name="T16">Законы РФ </text:span><text:span text:style-name="T73">позражделяются на следующие </text:span><text:span text:style-name="T16">виды</text:span><text:span text:style-name="T73">: </text:span><text:span text:style-name="T74">основной закон </text:span><text:span text:style-name="T73">(конституция РФ), </text:span><text:span text:style-name="T74">федеральные конституционные законы</text:span><text:span text:style-name="T80"> (ФКЗ)</text:span><text:span text:style-name="T73">, дальше </text:span><text:span text:style-name="T74">федеральные законы</text:span><text:span text:style-name="T73">, и потом </text:span><text:span text:style-name="T74">законы субъектов РФ.</text:span></text:p>
      <text:p text:style-name="P50"><text:span text:style-name="T16">Конституция РФ</text:span><text:span text:style-name="T73"> — основополагающий учредительный политико-правовой акт, закрепляющий конституционный строй, права и свободы человека и гражданина, определяющий форму правления и государственного устройства, учреждающий федеральные органы государственной власти. Была принята 12 декабря 93 года всенародным референдумом. Обладает высшей юридической силой, действует на всей территории РФ и имеет прямое действие (при решении любого спора можео подобрать статью конституции). Все другие законы и подзаконные акты не должы противоречить конституции. Это юридическая база для всего действующего законодательства. Положение констиуции развивается и детализируется в других нормативных актах. Республики в </text:span><text:soft-page-break/><text:span text:style-name="T73">составе РФ <text:s/>имеют свои собственные конституции, положения которых не должны расзрдиться с положениями конституции РФ. <text:tab/></text:span></text:p>
      <text:p text:style-name="P50"><text:span text:style-name="T16">ФКЗ</text:span><text:span text:style-name="T73"> принимаются по вопросам, предусмотренным и органически связанным с конституцией РФ. Для конституционных законов предусмотрена более сложная по сравнению с федеральным законом процедура их прохождения и принятия. Для того, чтобы ФКЗ был принят, необходимо, чтобы он при голосовании получил в госдуме не менее 2/3 голосов от общего числа депутатов и не менее ¾ голосов членов совета федерации. <text:tab/></text:span><text:span text:style-name="T93">Принятый таким образом ФКЗ подлежит обязательным подписанием предидентом РФ в течение 14 дней.</text:span></text:p>
      <text:p text:style-name="P50"><text:span text:style-name="T17">Федеральные законы</text:span><text:span text:style-name="T94"> - акты текущего законодательства, посвящённые различным сторонам общестевеной, социально-экономической и духовной жизни общества. ФЗ принимаются по предметам ведения субъектов РФ и по </text:span><text:span text:style-name="T95">предметам совместного ведения </text:span><text:span text:style-name="T94">и </text:span><text:span text:style-name="T95">могу т приниматься субъектов</text:span><text:span text:style-name="T94"> субъекто</text:span><text:span text:style-name="T95">м. Есть кодифицированные и текущие. <text:s/></text:span><text:span text:style-name="T6">Принимаются большинством голосов</text:span><text:span text:style-name="T96">.</text:span></text:p>
      <text:p text:style-name="P50"><text:span text:style-name="T18">Законы субъектов федерации</text:span><text:span text:style-name="T97"> — издаются из законодательными (представительными) органами и действие их распространяеся только на соответствующую территорию субъекта федерации. </text:span><text:span text:style-name="T98">Они не долны противоречить предыущим. </text:span></text:p>
      <text:p text:style-name="P50"><text:span text:style-name="T19">Поздаконные нормативные акты </text:span><text:span text:style-name="T99">— принятые компетентными органами или должностными лицами государства на основании и со исполнение закона правовые акты, содержащие нормы права. Обладают меньшей юридической силой, чем законы, базируются на них.</text:span><text:span text:style-name="T97"> </text:span><text:span text:style-name="T99">Это изданные на основе и во исполнение законов акты, содержащие юридические нормы.</text:span></text:p>
      <text:p text:style-name="P57">Виды подзаконных актов:</text:p>
      <text:list xml:id="list698249340" text:style-name="L22">
        <text:list-item>
          <text:p text:style-name="P144"><text:span text:style-name="T7">Указы и распорящения президента РФ</text:span><text:span text:style-name="T99">. Обязательны для исполнения на территории РФ, не должны про</text:span><text:span text:style-name="T102">тиворечить конституции и ФЗ. Издаются в пределах президентских полномочий, предусмотренных статьёй 90 конституции РФ. </text:span><text:span text:style-name="T103">Норматичные акты издаются в случае пробелов в праве. Они малочисленны. О введении военного или ЧП, подлежат утверждению советом федерации ФЗ РФ. Акты президента РФ публикуются в официальных изданиях (собрание законодательства рф или росстйская газета. СЗРФ или РГ). Конституционность главы госудраства может быть проверена конституционным судом РФ. В случае противоречия указа президента конституции и закона России (решением конституционного суда) указ утрачивает силу.</text:span></text:p>
        </text:list-item>
        <text:list-item>
          <text:p text:style-name="P145"><text:span text:style-name="T107">Постановления и распоряжения правительства РФ</text:span><text:span text:style-name="T104">. Особенность в том, что <text:s/>они могут быть приняты на основании и часто во исполнение законов РФ, а также указов презилента РФ. Принимаются по наиболее важным вопросам общественной жизни. Решения, имеющие нормативный характер, издаются в форме постановлений.</text:span><text:span text:style-name="T105"> Решения по текущим и опреративным вопросам издаются в форме распоряжений. Постановления и рпспоряжения правительства подписываются председателями правительства РФ и подлежат официальному опубликованию не позднее 15 дней со дня принятия.</text:span></text:p>
        </text:list-item>
        <text:list-item>
          <text:p text:style-name="P146"><text:soft-page-break/><text:span text:style-name="T105">Нормативные правовые акты федеральных органов исполнительной власти (</text:span><text:span text:style-name="T106">Акты министерств и ведомств</text:span><text:span text:style-name="T105">). В виде положений,указаний, инструкций. В случае их пределов, предусмотренных законами. </text:span><text:span text:style-name="T110">Акты этой группы очень многочисленны и многообразны. Они издаются для реализации функции государственного правления в различных сферах общественной жизни. В области промышленности, сх и тдтдтд. Обязательны для исполнения для всех подведомств минестверства и ведомственных учрежданий, организаций. Если затрагивают права, свободы или иные законные интересы граждан, а также носящие межведомтвенных характер, подлежат госужарственной регистрации и министерстве юстиции РФ и публикуются не позднее 10 дней поле регистрации.</text:span></text:p>
        </text:list-item>
        <text:list-item>
          <text:p text:style-name="P147"><text:span text:style-name="T108">Нормативные акты орнанов государственной власти</text:span><text:span text:style-name="T110">, субъектов федерации. Издаваемые ими нормативные акты распространяют действие на территорию соответствующего субъекта и не должны противоречить конситуции и ФЗ. Решение регионального уровня доводится до исполнителей в течение 7 дней со дня их принятия, но не позднее даты вступления в силу.</text:span></text:p>
        </text:list-item>
        <text:list-item>
          <text:p text:style-name="P147"><text:span text:style-name="T109">Нормативные акты муниципальных органов</text:span><text:span text:style-name="T110">. Они принимаются органами местного самоупавления в пределах их компетенции и деййствуют на территории, соответствующей муниципальных образований соответствующих.</text:span></text:p>
        </text:list-item>
        <text:list-item>
          <text:p text:style-name="P147"><text:span text:style-name="T108">Локальные нормативные акты</text:span><text:span text:style-name="T110">. Это нормативные предписания, принятые на уровне конкретного предприятия, учреждения, оранизации, и регулирующие их внутрннюю жизнь. </text:span><text:span text:style-name="T111">Устав </text:span><text:span text:style-name="T112">предприятия </text:span><text:span text:style-name="T111">и тд.</text:span></text:p>
        </text:list-item>
      </text:list>
      <text:p text:style-name="P64"/>
      <text:h text:style-name="P223" text:outline-level="2">Правовой обычай.</text:h>
      <text:p text:style-name="P65">Это правила поведения, которое сложилось вследствие его практического применения в течение длительного времени и которое рпизнаётся государством в качестве общеобязательного правила поведения. </text:p>
      <text:p text:style-name="P65">Это первая форма права, которая господствовала в эпоху феодализма. Постепенно обычай вытесняется и заменяется нормативным актом.</text:p>
      <text:p text:style-name="P65">Пример? Закон двенадцати таблиц. Салическая правда. </text:p>
      <text:p text:style-name="P65">Что лежало в основе? Око за око и зуб за зуб.</text:p>
      <text:p text:style-name="P51"><text:span text:style-name="T113">Хотя правовой обычай используется в ряде современных правовых система, таких, как традиционная, религиозная и тд, в Российской юридической системе роль правового обычая незначительна. <text:s/></text:span><text:span text:style-name="T114">Согласно статьи 5 гражданского кодекса, отдельные имущественные отношения могут регулироваться обычаями делового оборота. </text:span></text:p>
      <text:p text:style-name="P66"/>
      <text:h text:style-name="P224" text:outline-level="2">Судебный прецедент.</text:h>
      <text:p text:style-name="P67">Такой источник права, когда решение судебное или административное решение вынесено по конкретному делу может стать правилом для разрешения подобных дел в будущем. </text:p>
      <text:p text:style-name="P67"><text:soft-page-break/>Распространён преимущественно в странах общеправовой системы (Вбр, США, Канада, Австралия, Новая Зеландия и др.). Там публикуются судебные отчёты, из которых можно получить информацию о прецедентах. Признание прецедента источником права означает признанеие правотворческой функции суда.</text:p>
      <text:p text:style-name="P67"/>
      <text:h text:style-name="P225" text:outline-level="2">Нормативный договор.</text:h>
      <text:p text:style-name="P68">Это соглашение между правотворческими субъектами. В результате которого возниканет новая норма права. </text:p>
      <text:p text:style-name="P69">В современных условиях роль нормативных договоров в РФ заметно увеличивается. Они получают всё более широкое распространение в конституционном. Трудовом, гражданском, административном и других ораслях права. </text:p>
      <text:p text:style-name="P69">Источниками прави в рф являются также общепризнанные принипы и нормы международного права и международные договоры. Это такие положения, отступать от которых недопутимо. </text:p>
      <text:p text:style-name="P69">Уважение у суверенитету, неприменение силы, мирное разрешение споров и тд. </text:p>
      <text:p text:style-name="P52"><text:span text:style-name="T115">Международный договор — определённо выраженное соглашение между двумя или более субъектами международного права </text:span><text:span text:style-name="T116">относитекльно установления, изменения или прекращения их прав и обязанностей.</text:span></text:p>
      <text:p text:style-name="P70">Рф заключила несколько тысяяч меэжународных договоров.</text:p>
      <text:p text:style-name="P70"/>
      <text:h text:style-name="P89" text:outline-level="1">Основные правовые системы современности.</text:h>
      <text:p text:style-name="P53"><text:span text:style-name="T116">Изучением правовых систем занимается сравнительное правоведение. В сравнительном правоведении существуют различные подходы к <text:s/>типологии правовых систем в зависимости от, собственно, юридрческих особенностей. </text:span><text:span text:style-name="T117">Каких? </text:span></text:p>
      <text:list xml:id="list957952319" text:style-name="L23">
        <text:list-item>
          <text:p text:style-name="P148">Значение каждого источника права.</text:p>
        </text:list-item>
        <text:list-item>
          <text:p text:style-name="P148">Правовая культура этой страны. </text:p>
        </text:list-item>
        <text:list-item>
          <text:p text:style-name="P148">Правовые традиции.</text:p>
        </text:list-item>
        <text:list-item>
          <text:p text:style-name="P148">Основные понятия и категории</text:p>
        </text:list-item>
        <text:list-item>
          <text:p text:style-name="P148">тд</text:p>
        </text:list-item>
      </text:list>
      <text:p text:style-name="P71">В общем виде выделяют 3 модели соотношения источников права: </text:p>
      <text:list xml:id="list1233757716" text:style-name="L24">
        <text:list-item>
          <text:p text:style-name="P149">Романо-Германская правовая система или система континентального права.</text:p>
        </text:list-item>
        <text:list-item>
          <text:p text:style-name="P149">Англо-Америкасская (Англо-Саксонская) или система общего права.</text:p>
        </text:list-item>
        <text:list-item>
          <text:p text:style-name="P149">Система религиозно-традиционного права. </text:p>
        </text:list-item>
      </text:list>
      <text:p text:style-name="P71">Рассмотрим по порядку.</text:p>
      <text:p text:style-name="P54"><text:span text:style-name="T20">Романо-Германская</text:span><text:span text:style-name="T117">. Государства континентальной Европы, в т.ч. Россия. <text:s/>Основное внимание уделено:</text:span></text:p>
      <text:list xml:id="list1754001594" text:style-name="L25">
        <text:list-item>
          <text:p text:style-name="P150"><text:soft-page-break/>нормативному регулированию общественных отношений, </text:p>
        </text:list-item>
        <text:list-item>
          <text:p text:style-name="P150">созданию более совершенного законодательства,</text:p>
        </text:list-item>
      </text:list>
      <text:p text:style-name="P71">Правоприменительной и судебной практике отводится пассивная роль. Её соновная задача — найти и применить предписания, содержащиеся в нормативных актах. </text:p>
      <text:p text:style-name="P71">Основной источник права — нормативный акт. В этой системе существует чёткая иерархия норматвных актов (конституция, законодательство, подзаконные нормативные акты). Есть достаточно чёткое деление права на отрасли. Право носит кодифицированный характер (так как много кодексов), то есть норма, составляющие одну отрасль права соединены в крупные систематизированные нормативные акты. </text:p>
      <text:p text:style-name="P55"><text:span text:style-name="T118">В большинтсве стран принятыуголовный, гражданский, </text:span><text:span text:style-name="T119">у</text:span><text:span text:style-name="T118">головно-процессуальный, гражданско-процессуальный и другие кодексы. </text:span></text:p>
      <text:p text:style-name="P72">Все остальные источники права рассматриваются лишь в плане дополнения писанного права и имеют подчинённое вспомогательное значение. </text:p>
      <text:p text:style-name="P72"/>
      <text:p text:style-name="P33"><text:span text:style-name="T120">Англо-Саксонская общего права</text:span><text:span text:style-name="T100">.</text:span></text:p>
      <text:p text:style-name="P58">Англия, сша, члены британского содружества. Хжесь главное для юриспурденции не закрепить предписания в официальном документе, делать нормативные акты более совершенными по форме и содержанибю, а разрешить конкретную ситуацию.</text:p>
      <text:p text:style-name="P58">Право тут заранее как юы не установлено. Оно для каждого конкретного дела формируется в процессе его судебного рассмотрения. Право — это прежде всего то, к чему приведт рассмотрение дела. Тут иная концепция источников права. Значение имеет судебный прецедент. То есть однажды вынесенное судебное решение обязательно для судей при разрешении аналогичных дел в будущем. Признаётся источником права ещё и писанное право. <text:s/>Более того, есть достаточно развитое законодательство. </text:p>
      <text:p text:style-name="P59">Писанное право в основном не кодифицированно. Здесь более значительна роль обычаев как источников права. </text:p>
      <text:p text:style-name="P59"/>
      <text:p text:style-name="P34"><text:span text:style-name="T121">Система религиозно-традиционного права</text:span><text:span text:style-name="T101">.</text:span></text:p>
      <text:p text:style-name="P60">Ололо</text:p>
      <text:p text:style-name="P151">Относят Мусульманское право, Индусское, обычное (традиционное) право стран Африки. </text:p>
      <text:p text:style-name="P152">Характеризуется дуализмом источников права. </text:p>
      <text:p text:style-name="P61"><text:span text:style-name="T122">В Африканских и азиатских государствах до хнакомства с Европейской культурой </text:span><text:span text:style-name="T123">такие отношения, ак политические, имущественные, наследственные, семейные и другие были упорядочены при помощи обычаев и религии. </text:span></text:p>
      <text:p text:style-name="P62"><text:span text:style-name="T124">В результате колонизации, колониальные власти вводили правовые нормы. </text:span><text:span text:style-name="T125">Прежде всего, в публично-правовой сфере, оставляя нередко регулирование частно-правовых отношений таких, как имущественных, </text:span><text:soft-page-break/><text:span text:style-name="T125">наследственных, земельных, семейных обычному или религиозному праву. </text:span></text:p>
      <text:p text:style-name="P153">С середины 19 века начался процесс модернизации Мусульманского права, выразившийся в издании государством нормативных актов, то есть наряду с нормами религии стали применяться нормы права. </text:p>
      <text:p text:style-name="P63"><text:span text:style-name="T126">Таким образом, существует дуализм источников права: религиозное право (традиционное), его роль и сейчас велика, но усиливается значение писаного п</text:span><text:span text:style-name="T127">р</text:span><text:span text:style-name="T126">ава и судебной практики. </text:span></text:p>
      <text:p text:style-name="P153"/>
      <text:h text:style-name="P211" text:outline-level="1">Международное право как особая система права. </text:h>
      <text:p text:style-name="P73"><text:span text:style-name="T21">МН право </text:span><text:span text:style-name="T128">— система междунар договорных и обычных норм, создаваемых государствами и другими субъектами международного права, направленных на поддержание мира и укрепление международной безопасности, установление и развитие всестороннего международного сотрудничества, </text:span><text:span text:style-name="T129">которое обеспечивается добросовестным выполнением субъектами международного права своих международных обязательств, а при необходимости и принуждением осуществляемым госудраствами в индивидуальном или коллективном порядке </text:span><text:span text:style-name="T130">в соответствии с действующими нормами международного права.</text:span></text:p>
      <text:p text:style-name="P154"/>
      <text:p text:style-name="P155">Не смотря на то, что, и международному праву, и внутригосударственному праву свойственны некоторые общие основные признаки, международное право во много <text:s/>существенно отличается от внутригосударственного и имеет следующие основные особенности: </text:p>
      <text:list xml:id="list1189465849" text:style-name="L26">
        <text:list-item>
          <text:p text:style-name="P156"><text:span text:style-name="T131">Особый предмет правового регулирования. Регулирует общественные отношения, выходящие за пределы как внутренней компетенции, так и территориальных границ государств. </text:span><text:span text:style-name="T8">Предметом является </text:span><text:span text:style-name="T131">отношения между субъектами международного права. МН право как особая система права не входит ни в одну национальную правовую систему </text:span><text:span text:style-name="T132">и не вкулючает нормы внутриосударственного права, в то же время оно </text:span><text:span text:style-name="T133">оказывает существенное влияние на формирование и изменение внутригосударственных правовых норм, обязывае государство приводить своё законодательство в соответстве с международными договорами, участниками которых они являются. <text:s/></text:span><text:span text:style-name="T134">К этому обязывает венский итогодый документ 1899 года.</text:span></text:p>
        </text:list-item>
        <text:list-item>
          <text:p text:style-name="P157"><text:span text:style-name="T134">Особые субъекты международного права. Ими выступают суверенные государства по большей части, нации <text:s/>и народы, борющиеся за свободу, независимость и создание собственной государственности. <text:s/></text:span><text:span text:style-name="T135">Международные межправительственные организации и государственно-подобные образования, то есть особые участники междунарожных отношений, обладающие международными правами и обязанностями. И осуществляющие их в соответствии с международным правом. </text:span></text:p>
        </text:list-item>
        <text:list-item>
          <text:p text:style-name="P158"><text:span text:style-name="T136">Особые объекты международного права. Объектами международного права является всё то, по поводу чего субъекты международного права могут вступать в международные </text:span><text:soft-page-break/><text:span text:style-name="T136">правоотношения, </text:span><text:span text:style-name="T137">которые не относятся исключительно к внутренней компетенции государства и могут выходить за пределы государственной территории каждого конкретного государства. </text:span><text:span text:style-name="T138">Только государство вправе вступать в любые правоотношения, которые они считают выгодными и необходимыми для себя. <text:s/>Единственное ограничение для государств – что какой-то определённые объект запрещён международным правом. </text:span><text:span text:style-name="T139">Например, не могут быть объектом продажи женщины и дети. А мужчин можно продавать. </text:span></text:p>
        </text:list-item>
        <text:list-item>
          <text:p text:style-name="P159"><text:span text:style-name="T146">Особый порядок нормообразования. </text:span><text:span text:style-name="T139">В международном сообществе госудраств отсутствует наднациональный властный орган, котороый мог бы диктовать свою волю всем суверенным государствам, издавая обязательные для них нормы права. Нужды международного права создаются непосредственно самими субъектами международного права. </text:span><text:span text:style-name="T140">Прежде всего, государствами. </text:span><text:span text:style-name="T141">Это происходит путём свободного согласования воли, заключаемых между ними конкретных международных договоров. </text:span><text:span text:style-name="T142">Разрабатывая нормы международного права, договаривающиеся стороны на добровольной и равноправной основе согласовывают свои позиции и идут на взаимоуступки и компромиссы, </text:span><text:span text:style-name="T143">принимая такие формулировки, </text:span><text:span text:style-name="T144">которые в максимально возможной степени учитывают законные интересы сторон </text:span><text:span text:style-name="T145">и соответствуют основным принципам международного права. </text:span></text:p>
        </text:list-item>
        <text:list-item>
          <text:p text:style-name="P159"><text:span text:style-name="T146">Особый порядок принуждения к соблюдению норм междунаодного права. Предусмотрена возможность применения принудительных мер для обеспечиния соблюдения правовых норм. Принуждение субъектов международного права осуществляется самими субъектами, как правило, государствами на основе действующих международн-правовых норм и в рамках соотсветствующих междунарожныз договоров. В этом и состоит особый порядок принуждения, т. к. никакого <text:s/>вышестоящего над государством органа нет. </text:span><text:span text:style-name="T147">К государству-нарушителю норм междунаодного права могут быть применены </text:span><text:span text:style-name="T148">международно-правовые санкции, предусматривающие принудительные меры </text:span><text:span text:style-name="T149">вплоть до полной экономической блокады и подавления агрессора силой в точном соответстии во статьями 41 и 42 устава ООН. <text:s/></text:span></text:p>
        </text:list-item>
        <text:list-item>
          <text:p text:style-name="P160"><text:span text:style-name="T150">Особые источники международного права. </text:span><text:span text:style-name="T151">Международные договоры и международные обычаи, </text:span><text:span text:style-name="T152">соглашения, конвенции. </text:span><text:span text:style-name="T153">Конвенция о правах ребёнка, например. </text:span></text:p>
        </text:list-item>
      </text:list>
      <text:p text:style-name="P161"/>
      <text:p text:style-name="P209"/>
      <text:h text:style-name="P212" text:outline-level="1">Правовые отношения, понятия, структура, основания возникновения</text:h>
      <text:p text:style-name="P162"/>
      <text:h text:style-name="P226" text:outline-level="2">Понятия правоотношения</text:h>
      <text:p text:style-name="P163">Это общественные отношения, урегулированные нормами права, участники которого наделены субъективными правами и обязанностям. </text:p>
      <text:p text:style-name="P74"><text:span text:style-name="T154">Правооношение является результатом воздействия нормы права на фактическое общественное отношение. </text:span><text:span text:style-name="T155">Оно выступает в качестве одной из форм реализации права, </text:span><text:span text:style-name="T156">когда абстрактная модель возможного или должного прведения , сформулированная в норме обретает характер персонально-определённой юридической связи между лицами. </text:span></text:p>
      <text:p text:style-name="P75"><text:span text:style-name="T157">Основание и предпосылка для возникновения правовых отношений – правовая норма. </text:span><text:span text:style-name="T158">Правоотношение носит правовой характер, </text:span><text:span text:style-name="T159">то есть его участники отдают себе отчёт в последствиях своих действий, либо бездействия. </text:span><text:span text:style-name="T160">Характерна связь между его субъектами, которая осуществляется через <text:s/>субъективные права и обязанности.</text:span></text:p>
      <text:p text:style-name="P164"/>
      <text:h text:style-name="P227" text:outline-level="2">Структура правоотношения.</text:h>
      <text:p text:style-name="P165">Правоотношение включает в себя: </text:p>
      <text:list xml:id="list1582428844" text:style-name="L27">
        <text:list-item>
          <text:p text:style-name="P166"><text:span text:style-name="T161">Содржание правоотношения. </text:span><text:span text:style-name="T163">В содержании выделяют 2 стороны материальную и юридическую. </text:span><text:span text:style-name="T75">Материальная</text:span><text:span text:style-name="T81"> составляет само фактическое прведение его субъектов, их действия и поступки, связанные с реализацией принадлежащих им субъективных прав и обязанностей. <text:s/></text:span><text:span text:style-name="T76">Юридическую</text:span><text:span text:style-name="T82"> сторону составляют субъективные права и обязанности, содержащиеся в законах, договорах и тд. </text:span></text:p>
        </text:list-item>
        <text:list-item>
          <text:p text:style-name="P166"><text:span text:style-name="T161">Субъекты правоотношения</text:span><text:span text:style-name="T162">. </text:span><text:span text:style-name="T164">Физические и юридические лица. </text:span><text:span text:style-name="T165">Физические — граждане этого государства, иностранцы, и лица без гражданства. Юридические лица — предприятия, учреждения, организации, Государство, госудларственные органы иногда, муниципальные образования. Для участия в правоотношениях субъекты должны обладать рядом юридических качеств, прежде всего, правоспособностью и дееспособностью. <text:s/></text:span><text:span text:style-name="T77">Правоспособность</text:span><text:span text:style-name="T83"> — способность обладать правами и нести обязанности. </text:span><text:span text:style-name="T77">Дееспособность</text:span><text:span text:style-name="T83"> — способндсть своими действиями осуществлять права и исполнять юридические обязанности. </text:span><text:span text:style-name="T84">У юридических лиц возникновение правоспособности и дееспособности совпадают и возникают </text:span><text:span text:style-name="T85">с момента их образования </text:span><text:span text:style-name="T86">( на занатие теми видами деятельности, которые подвергнуты лицензиованию, нужно получить лицензию). </text:span><text:span text:style-name="T87">Правоспособность физических лиц возникает с момента рожедния и заканчивается смертью человека. Признаётся в равной мере за всеми гражданами, независимо от возраста и состояния психического здоровья. Дееспособность возникает с возрастом м наличием психического здоровья. </text:span><text:span text:style-name="T88">В РФ полная дееспособность с достижением совершеннолетия (18 лет). </text:span><text:span text:style-name="T89">Но есть исключения из </text:span><text:soft-page-break/><text:span text:style-name="T89">правила. К уголовной ответственности с 16 лет, а по некоторым преступлениям с 14. </text:span><text:span text:style-name="T90">Ещё исключения в семейном кодексе можно до 16 лет снизить возраст. И такой гражданин приобретает дееспособность в полном объёме. <text:s/></text:span><text:span text:style-name="T91">Есть в гражданском кодексе исключение. Лицо с 16 лет работ</text:span><text:span text:style-name="T92">ая</text:span><text:span text:style-name="T91"> по трудовому догвору и предпринимательством с согласия родителей и органов опеки и попечительства, </text:span><text:span text:style-name="T92">приобретает дееспособность в полном объёме (это называется эманмсипация несовершеннолетнего).</text:span></text:p>
        </text:list-item>
        <text:list-item>
          <text:p text:style-name="P166"><text:span text:style-name="T161">Объект правоотношения. </text:span><text:span text:style-name="T166">Объектами выступают материальные и нематериальные блага, на которые направлены действия субъектов правоотношения. Это могут быть вещи, в том числе, деньги, ценные бумаги, продукты интеллектуального творчества (произведения искусства, литературы, кино и тд), </text:span><text:span text:style-name="T167">личные неимущественные блага (жизнь, честь, доброе имя, деловая репутация, здоровье, авторские права) </text:span></text:p>
        </text:list-item>
      </text:list>
      <text:p text:style-name="P167"/>
      <text:h text:style-name="P228" text:outline-level="2">Основания возникновения.</text:h>
      <text:p text:style-name="P168"/>
      <text:p text:style-name="P169">Основанием может быть юридический факт. </text:p>
      <text:p text:style-name="P76"><text:span text:style-name="T168">Это такие жизненные обстоятельства, с которыми закон связывает созникновение, изменение и прекращение правоотношения. </text:span><text:span text:style-name="T169">По отношению к воле людей </text:span><text:span text:style-name="T170">юридические факты можно разделить на события и действия.</text:span></text:p>
      <text:p text:style-name="P170"/>
      <text:p text:style-name="P77"><text:span text:style-name="T22">События </text:span><text:span text:style-name="T170">— такие явления, которые происходят независимо от воли людей. </text:span></text:p>
      <text:p text:style-name="P78"><text:span text:style-name="T23">Действия</text:span><text:span text:style-name="T171"> — такие юридические факты, которые происходят по воле людей. </text:span></text:p>
      <text:p text:style-name="P171"/>
      <text:p text:style-name="P171">По признаку отношеничя к действию правовые нормы делятся неа проавомерные и неправомерные. </text:p>
      <text:p text:style-name="P79"><text:span text:style-name="T24">Правомерные </text:span><text:span text:style-name="T172">соответствуют закону, норме права. </text:span></text:p>
      <text:p text:style-name="P79"><text:span text:style-name="T172">Делятся на </text:span><text:span text:style-name="T9">юридические акты </text:span><text:span text:style-name="T172">и </text:span><text:span text:style-name="T9">юридические поступки</text:span><text:span text:style-name="T172">. </text:span></text:p>
      <text:p text:style-name="P79"><text:span text:style-name="T78">Юридические акты</text:span><text:span text:style-name="T172">, это правомерные действия, совершаемые с намерением породить юридические последствия: заявление с жалобой, гражданско-правовые сделки, судебные решения, регистрация актов гражданского состояния.</text:span></text:p>
      <text:p text:style-name="P79"><text:span text:style-name="T78">Юридические поступки</text:span><text:span text:style-name="T172"> — такие действия, которые приводят к юридическим последствиям независимо от намерений лица. Создаие художественного произведения, находка вещи или денег. В отличие от юридических актов, поступки могут совершатья недееспособными лицами. </text:span></text:p>
      <text:p text:style-name="P172"/>
      <text:p text:style-name="P79"><text:soft-page-break/><text:span text:style-name="T24">Неправомерные </text:span><text:span text:style-name="T172">. </text:span><text:span text:style-name="T173">Противоречат закону, норме права. Называбтся такж противоправными. </text:span><text:span text:style-name="T174">В отдельных случаях закон предусматривает неправомерность бездействию. </text:span></text:p>
      <text:p text:style-name="P173"/>
      <text:h text:style-name="P229" text:outline-level="2">Виды правоотношения. </text:h>
      <text:p text:style-name="P80"><text:span text:style-name="T175">В зависимости от роли в регулировании общественных отношений, они делятяся на </text:span><text:span text:style-name="T10">регулятивные </text:span><text:span text:style-name="T175">и </text:span><text:span text:style-name="T10">охранительные</text:span><text:span text:style-name="T175">. </text:span></text:p>
      <text:p text:style-name="P80"><text:span text:style-name="T79">Регулятивные </text:span><text:span text:style-name="T176">служат формой правомерного поведения. </text:span></text:p>
      <text:p text:style-name="P80"><text:span text:style-name="T79">Охранительные</text:span><text:span text:style-name="T176"> происходят, когда просисходит нарушение права. Юридический факт для них — правонарушение. </text:span></text:p>
      <text:p text:style-name="P174"/>
      <text:p text:style-name="P174">Есть деление на:</text:p>
      <text:list xml:id="list426612526" text:style-name="L28">
        <text:list-item>
          <text:p text:style-name="P175">абсолютные. <text:s/>Персонально определён только один их участник — носитель субъективного права. Все остальные пресонально не определены. И считаются по отношению к нему обязанными лицами. </text:p>
        </text:list-item>
        <text:list-item>
          <text:p text:style-name="P176"><text:span text:style-name="T176">относительные. </text:span><text:span text:style-name="T177">Все участники известны, пресонально определены. </text:span></text:p>
        </text:list-item>
      </text:list>
      <text:p text:style-name="P177"/>
      <text:p text:style-name="P178">Часто делят по отраслям права:</text:p>
      <text:list xml:id="list2019248323" text:style-name="L29">
        <text:list-item>
          <text:p text:style-name="P179">гражданско-правовые</text:p>
        </text:list-item>
        <text:list-item>
          <text:p text:style-name="P179">трудовые</text:p>
        </text:list-item>
        <text:list-item>
          <text:p text:style-name="P179"><text:s/>уголовные</text:p>
        </text:list-item>
        <text:list-item>
          <text:p text:style-name="P179">семейные</text:p>
        </text:list-item>
        <text:list-item>
          <text:p text:style-name="P179">тд</text:p>
        </text:list-item>
      </text:list>
      <text:p text:style-name="P178">Такое деление предполагает также деление правоотношений на материально-правовые и процессуальные. </text:p>
      <text:list xml:id="list146801788" text:style-name="L30">
        <text:list-item>
          <text:p text:style-name="P180">Материально-правовые на основе норм материального права.</text:p>
        </text:list-item>
        <text:list-item>
          <text:p text:style-name="P180">Процессуальные на основе норм процессуальных отраслей права. </text:p>
        </text:list-item>
      </text:list>
      <text:p text:style-name="P178"/>
      <text:h text:style-name="P213" text:outline-level="1">Правонарушения. Понятия, признаки, виды.</text:h>
      <text:p text:style-name="P181">Правонарушение — социальный и юридический антипод правомерному поведению. И социальные, и юридические признаки противоположны. Это разновидность антисоциального противоправного поведения. В социальном смысле это поведение, противоречащее или способное причинить вред правам и интересам граждан, их коллективам и обществу в целом. Оно затрудняет и дезогранизует развитие обественных отношений. </text:p>
      <text:p text:style-name="P81"><text:span text:style-name="T178">Преступления, </text:span><text:span text:style-name="T178">предусмотренные УК РФ посягают на основу государственного строя, личность, её экономические, жридические или социальные права, и иные социальные блага. </text:span></text:p>
      <text:p text:style-name="P182"><text:soft-page-break/>Другие правонарушения хоть и не являются стольк общественно опасными, всё же наносят вред общественным отношениям личности, природной среде и тп.</text:p>
      <text:p text:style-name="P182">Правонарушение — это противоправное виновное наказуемое общественно опасное деяние вменяемого лица, причиняющее вред интересам государства, общества и граждан. </text:p>
      <text:p text:style-name="P182"/>
      <text:h text:style-name="P230" text:outline-level="2">Признаки правонарушения.</text:h>
      <text:p text:style-name="P82"><text:span text:style-name="T179">Правонарушение — это акт поведения, выраженный в действии или бездействии. </text:span><text:span text:style-name="T180">Действие отличается активностью поведения субъекта </text:span><text:span text:style-name="T181">(кража, хулиганство, тд). </text:span><text:span text:style-name="T182">Бездействие характеризуется пассивностью (неисполнение служебных обязанностей должносным лицом, халатность, оставление человека в опасном для жизни состоянии, неуплата налога, неявка в суд)</text:span></text:p>
      <text:p text:style-name="P83"><text:span text:style-name="T182">Не могут считаться правонрушениями мысли, чувства, </text:span><text:span text:style-name="T183">политические и религиозные воззрения, не выраженные действием. </text:span><text:span text:style-name="T184">Не считается правонарушением и качество, свойство личности, национальность, убеждения, намерения, если они не нашли внешнего выражения.</text:span></text:p>
      <text:p text:style-name="P183"><text:span text:style-name="T185">1)</text:span>Правонарушением считается только волевое действие. То есть действие, зависящее от воли и сознания участников, осуществляемые ими добровольно. </text:p>
      <text:p text:style-name="P184">Нельзя назвать правонаршением поведение, неконтролируемое сознанием, или поведение, совершаемое в ситуации, лишающей человека выбора иного варианта поведения, кроме противоправного. </text:p>
      <text:p text:style-name="P185"><text:span text:style-name="T185">2)</text:span>Правонарушением является варианты поведения только дееспособных (деликтоспособных) людей. Малолетние (до 14) и душевно-больные лица не явля<text:span text:style-name="T185">ю</text:span>тся деликтоспособными. </text:p>
      <text:p text:style-name="P186"><text:span text:style-name="T185">3) Только такое, совершая которое индивид осознаёт, что действует противоправно, что своим поступком наносит ущерб общественным интересам, действу</text:span><text:span text:style-name="T186">ет</text:span><text:span text:style-name="T185"> виновно. </text:span></text:p>
      <text:p text:style-name="P187"><text:span text:style-name="T187">4) правонарушение — действие противоправное, нарушающее требования норм права, это или невыполнение запретов, или невыполнение обязанностей.</text:span></text:p>
      <text:p text:style-name="P187"><text:span text:style-name="T187">Признак противоправности характеризует правонарушение с формально юридической стороны. </text:span></text:p>
      <text:p text:style-name="P188"><text:span text:style-name="T188">5) правонарушение всегда социально-вредно. </text:span><text:span text:style-name="T189">Всякое правонарушение наносит вред интересам личности, общества, государства.</text:span></text:p>
      <text:p text:style-name="P189"><text:span text:style-name="T190">Вред или ущерб может быть физическим, моральным (оскорбление, клевета), материальным (хищение, кража), личным (лишение свободы), органищационным (увольнение), а также значительным и незначительным, восстановимым и невосстановимым, измеряемым и неизмеряемым. </text:span></text:p>
      <text:p text:style-name="P190"><text:span text:style-name="T191">Вред олицетворяет собой общественную опасность деяния и его нежелательность для общества. </text:span></text:p>
      <text:p text:style-name="P190"><text:span text:style-name="T191"/></text:p>
      <text:h text:style-name="Heading_20_2" text:outline-level="2"><text:soft-page-break/><text:span text:style-name="T192">Состав правонарушения. </text:span></text:h>
      <text:p text:style-name="P192"><text:span text:style-name="T193">Наряду с понятием и признаками правонарушения есть состав его. </text:span><text:span text:style-name="T194">Установление состава правонарушения является <text:s/>юридической квалификацией содеянного, это весьма важно с правовой точки зрения логическая операция, непосредственно затрагивающая судьбу личности. </text:span><text:span text:style-name="T195">Наличие состава правонарушения является основанием для привлечения виновного лица к юридической ответственности. </text:span></text:p>
      <text:p text:style-name="P193"><text:span text:style-name="T195">Многие уголовные дела прекращаются из-за отсутствия состава преступления. </text:span></text:p>
      <text:p text:style-name="P193"><text:span text:style-name="T195">Сюда входят 4 элемента: </text:span></text:p>
      <text:list xml:id="list119327902" text:style-name="L31">
        <text:list-item>
          <text:p text:style-name="P194"><text:span text:style-name="T195">объект правонарушения. Понимается то, на что посягает правонарушетель. Чему причиняется вред.Есть общий и специальнынй(конкретный) объекты. Общий – правопорядок, интересы годударства и общества, существующих социально-жкономический и экономический строй, сложившиеся общественные отношения. Специальные — конкретные блага, ценнсти. Жизнь, честь, тд. Любое правонарушение наносит вред как общему, так и конкретному. </text:span></text:p>
        </text:list-item>
        <text:list-item>
          <text:p text:style-name="P194"><text:span text:style-name="T195">субъект правонарушения. </text:span><text:span text:style-name="T196">Понимается тут правоспособное лицо, совершившее правонарушение. Не могут быть неделиктоспособные и все, кто описаны выше. По некоторым преступлениям не могут иностранцы проходить. Социальную значимость поступков и последствий индивид начинает осознавать с 16 лет, и лишь в отдельных случаях с 14. В связи с ростом детской приступности ставится вопрос о понижении порога ответственности до 12 лет. Аргумент: акселлерация роста человека. Статистика фиксирует значительное число малолетних убийц.</text:span></text:p>
        </text:list-item>
        <text:list-item>
          <text:p text:style-name="P195"><text:span text:style-name="T195">объективная сторона проавонарушения. </text:span><text:span text:style-name="T197">Совокупность его внешних прзнаков. Что, где, когда и как произошло. Само реальное волевое действие или бездействие (деяние). </text:span></text:p>
          <text:list>
            <text:list-item>
              <text:p text:style-name="P195"><text:span text:style-name="T197">Человек может мыслит как-угодно, но не может поступать как-угодно. Ответственность наступает только за действие, но не за мысли. <text:tab/></text:span></text:p>
            </text:list-item>
            <text:list-item>
              <text:p text:style-name="P195"><text:span text:style-name="T197">Противоправность деяния значит, что поступок должен нарушать определённую норму права. </text:span></text:p>
            </text:list-item>
            <text:list-item>
              <text:p text:style-name="P196"><text:span text:style-name="T198">Вредоносный результат, общественная опасность, ущерб. Не является преступлением деяние, хоть формально содержащее признаки какого-либо деяния, но в силу малой значительности не представляющего общественной опасности. <text:s/></text:span><text:span text:style-name="T199">(украл ручку)</text:span></text:p>
            </text:list-item>
            <text:list-item>
              <text:p text:style-name="P197"><text:span text:style-name="T199">Прямая причинно-следственная связь между деянием и наступлением результата. Не так и важны. Врач назначил лекарство, медсестра сделала укол и убила. </text:span></text:p>
            </text:list-item>
            <text:list-item>
              <text:p text:style-name="P195"><text:span text:style-name="T197">В обратном случае даже очевидно противоправное действие не может быть наказано. </text:span></text:p>
            </text:list-item>
          </text:list>
        </text:list-item>
        <text:list-item>
          <text:p text:style-name="P198"><text:span text:style-name="T195">субъективная сторона правонарушения. </text:span><text:span text:style-name="T199">Это психическое отношение субъекта к своему деянию и его последствиям. Имеются в виду цели, </text:span><text:soft-page-break/><text:span text:style-name="T199">мотивы, установки, которыми руководствовался нрушитель, делая деяние. Они показывают антиобщественные устремления злоумышленника. </text:span><text:span text:style-name="T200">Сюда относят также предворительный сговор, сильное душевное волнение, поведение после правонарушения. </text:span><text:span text:style-name="T201">Все эти моменты охватываются таким понятием как вина или виновность. </text:span><text:span text:style-name="T202">Вина выступает в 2 формах: умысел или неосторожность. </text:span><text:span text:style-name="T203">С свою очередь умысел может быть прямым ии косвенным. Неосторожная вина может также разделяться на 2 вида: преступная </text:span><text:span text:style-name="T11">самонадеянность </text:span><text:span text:style-name="T203">или легкомыслие. И ещё на </text:span><text:span text:style-name="T11">преступную небрежность </text:span><text:span text:style-name="T203">иди халатность. </text:span></text:p>
          <text:list>
            <text:list-item>
              <text:p text:style-name="P198"><text:span text:style-name="T203"/></text:p>
              <text:list>
                <text:list-item>
                  <text:p text:style-name="P198"><text:span text:style-name="T203">Прямой умысел — это когда субъект осознавал общественную опасность своих действий, предвидел <text:s/>возможность или неизбежность наступления опасных последствий и желал их наступления. <text:s/></text:span></text:p>
                </text:list-item>
                <text:list-item>
                  <text:p text:style-name="P198"><text:span text:style-name="T204">Косвенный умысел — это когда субъект осознавал общественную опасность своих действий, предвидел возможность наступления опасных последствий, не желал, но сознательно допускал эти последсвтия, либо относился к ним безразлично.</text:span></text:p>
                </text:list-item>
              </text:list>
            </text:list-item>
            <text:list-item>
              <text:p text:style-name="P198"><text:span text:style-name="T205"/></text:p>
              <text:list>
                <text:list-item>
                  <text:p text:style-name="P198"><text:span text:style-name="T205">Самонадеянность — лицо предвидело наступление обзественно опасных последвтвий, самонадеяннос расчитывал предотвратить последствия. Водитель превысил скорость. </text:span></text:p>
                </text:list-item>
                <text:list-item>
                  <text:p text:style-name="P199"><text:span text:style-name="T206">Небрежность — лцо не предвидело возможность наступления общественно опасных последсвтий своих действий, хотя при необходимой внимательност и предусмотрительности должно было и могло предвидеть эти последствия. </text:span></text:p>
                </text:list-item>
              </text:list>
            </text:list-item>
          </text:list>
        </text:list-item>
      </text:list>
      <text:p text:style-name="P200"><text:span text:style-name="T206"/></text:p>
      <text:p text:style-name="P200"><text:span text:style-name="T206"/></text:p>
      <text:h text:style-name="Heading_20_2" text:outline-level="2"><text:span text:style-name="T207">Виды правонарушения</text:span></text:h>
      <text:list xml:id="list1175615694" text:style-name="L32">
        <text:list-item>
          <text:p text:style-name="P202"><text:span text:style-name="T207">Преступления.</text:span></text:p>
        </text:list-item>
        <text:list-item>
          <text:p text:style-name="P202"><text:span text:style-name="T207">Проступки.</text:span></text:p>
        </text:list-item>
      </text:list>
      <text:p text:style-name="P201"><text:span text:style-name="T207">По степени общественной опасности. </text:span></text:p>
      <text:p text:style-name="P201"><text:span text:style-name="T12">Преступлениями </text:span><text:span text:style-name="T207">признаются общественно опасные виновные деяния, предусмотренные уголовным законодательством. (ст 14 ук рф)</text:span></text:p>
      <text:p text:style-name="P201"><text:span text:style-name="T207">Общественная опасность — явная опасность деяния для обещства, для наиболее существенных интересов государства личности.</text:span></text:p>
      <text:p text:style-name="P201"><text:span text:style-name="T207">За преступления применяются наказания, это наиболее строгие меры государственного принуждения, ограничивабщие статус лица, признанного виновным.</text:span></text:p>
      <text:p text:style-name="P201"><text:span text:style-name="T207">Лишение, ограничение свободы, арест, пожизненное, исправительные работы и тд.</text:span></text:p>
      <text:p text:style-name="P201"><text:soft-page-break/><text:span text:style-name="T207">Уголовное наказание применяется не тольк за соверщение преступления, <text:s text:c="2"/>но <text:s/>и за покушение, приготовление, соучастие, укрывательство и недонесение о преступлении. </text:span></text:p>
      <text:p text:style-name="P203"><text:span text:style-name="T208">Признать виновным в совершении преступления лицом и назначить ему наказание может только суд. <text:s/></text:span><text:span text:style-name="T209">В установленной форме, предусмотренной упк рф. Уголовно-процессуальным. </text:span></text:p>
      <text:p text:style-name="P204"><text:span text:style-name="T209">Отбывание наказания регулируется спец законами. После отбытия наказания у лица, осуждённого за преступления сохраняется судимость.</text:span></text:p>
      <text:p text:style-name="P204"><text:span text:style-name="T209">Это особое правовое состояние, являющееся отягчающим обстоятельствомм при повторном преступлении, отражающееся на моральном и правовом статусе лица, считающемся судимым. </text:span></text:p>
      <text:p text:style-name="P204"><text:span text:style-name="T209">Признаки преступления: </text:span></text:p>
      <text:list xml:id="list311334849" text:style-name="L33">
        <text:list-item>
          <text:p text:style-name="P205"><text:span text:style-name="T210">Любое преступление является социально-опасным деянием. Социальная опасность преступления выражается прежде всего в том, что оно посягает на безопасность государства, жизнь и здоровье человека, иные наиболее важные общественные отношения. Социальные интересы, блага. Значительная часть преступления хар-ся тем, что причиняет существенные бред здоровью человека, собственнику имущества, животному и растительному миру, природным ресурсам. </text:span></text:p>
        </text:list-item>
        <text:list-item>
          <text:p text:style-name="P205"><text:span text:style-name="T210">Субъектами преступлений могут быть только граждане и должностные лица. </text:span><text:span text:style-name="T211">Государственные органы и юридические лица у уголовной ответственности не привлекаются. За из противоправные деяние уголовную ответственность несут виновные должностные лица. </text:span></text:p>
        </text:list-item>
        <text:list-item>
          <text:p text:style-name="P206"><text:span text:style-name="T211">Перечень составов преступлений закреплён УК РФ. Все иные противоправные деяния считаются проступками. </text:span></text:p>
        </text:list-item>
      </text:list>
      <text:p text:style-name="P207"><text:span text:style-name="T211"/></text:p>
      <text:p text:style-name="P208"><text:span text:style-name="T211">Проступки</text:span><text:span text:style-name="T212"> — это виновные противоправные деяния, имеющие меньшую степеь общественной опасности по сравнению с преступлениями и влекущие применение взысканий. </text:span></text:p>
      <text:p text:style-name="P191"/>
      <text:p text:style-name="P191"/>
      <text:p text:style-name="P153"/>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100%"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433</meta:editing-cycles>
    <meta:creation-date>2012-10-08T07:35:00</meta:creation-date>
    <dc:date>2013-03-18T15:31:02</dc:date>
    <meta:editing-duration>PT17H6M59S</meta:editing-duration>
    <meta:generator>LibreOffice/3.6$Linux_X86_64 LibreOffice_project/360m1$Build-2</meta:generator>
    <meta:document-statistic meta:table-count="0" meta:image-count="0" meta:object-count="0" meta:page-count="31" meta:paragraph-count="401" meta:word-count="8185" meta:character-count="66172" meta:non-whitespace-character-count="582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